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34pt"/>
    </style:style>
    <style:style style:name="co2" style:family="table-column">
      <style:table-column-properties fo:break-before="auto" style:column-width="101.34pt"/>
    </style:style>
    <style:style style:name="co3" style:family="table-column">
      <style:table-column-properties fo:break-before="auto" style:column-width="79.74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172.35pt"/>
    </style:style>
    <style:style style:name="co6" style:family="table-column">
      <style:table-column-properties fo:break-before="auto" style:column-width="166.9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 calcext:value-type="string">
            <text:p>BBD stages per chip</text:p>
          </table:table-cell>
          <table:table-cell table:style-name="Default" office:value-type="float" office:value="2048" calcext:value-type="float">
            <text:p>2048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BBD chip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Total BBD stages</text:p>
          </table:table-cell>
          <table:table-cell table:style-name="Default" table:formula="of:=[.C2]*[.C3]" office:value-type="float" office:value="8192" calcext:value-type="float">
            <text:p>8192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Clock Freq [Hz]</text:p>
          </table:table-cell>
          <table:table-cell table:style-name="ce1" office:value-type="string" calcext:value-type="string">
            <text:p>Delay time [s]</text:p>
          </table:table-cell>
          <table:table-cell table:style-name="ce1" office:value-type="string" calcext:value-type="string">
            <text:p>Comb freq. [Hz]</text:p>
          </table:table-cell>
          <table:table-cell table:style-name="ce1" office:value-type="string" calcext:value-type="string">
            <text:p>Comb freq with half the stages [Hz]</text:p>
          </table:table-cell>
          <table:table-cell table:style-name="ce1" office:value-type="string" calcext:value-type="string">
            <text:p>Comb freq with ¼ the stages [Hz]</text:p>
          </table:table-cell>
        </table:table-row>
        <table:table-row table:style-name="ro1">
          <table:table-cell/>
          <table:table-cell office:value-type="float" office:value="7000" calcext:value-type="float">
            <text:p>7,000</text:p>
          </table:table-cell>
          <table:table-cell table:formula="of:=[.$C$4]/(2*[.B7])" office:value-type="float" office:value="0.585142857142857" calcext:value-type="float">
            <text:p>0.585</text:p>
          </table:table-cell>
          <table:table-cell table:formula="of:=1/[.C7]" office:value-type="float" office:value="1.708984375" calcext:value-type="float">
            <text:p>1.71</text:p>
          </table:table-cell>
          <table:table-cell table:formula="of:=1/(([.$C$4]/2)/(2*[.B7]))" office:value-type="float" office:value="3.41796875" calcext:value-type="float">
            <text:p>3.42</text:p>
          </table:table-cell>
          <table:table-cell table:formula="of:=[.E7]*2" office:value-type="float" office:value="6.8359375" calcext:value-type="float">
            <text:p>6.84</text:p>
          </table:table-cell>
        </table:table-row>
        <table:table-row table:style-name="ro1">
          <table:table-cell/>
          <table:table-cell office:value-type="float" office:value="8000" calcext:value-type="float">
            <text:p>8,000</text:p>
          </table:table-cell>
          <table:table-cell table:formula="of:=[.$C$4]/(2*[.B8])" office:value-type="float" office:value="0.512" calcext:value-type="float">
            <text:p>0.512</text:p>
          </table:table-cell>
          <table:table-cell table:formula="of:=1/[.C8]" office:value-type="float" office:value="1.953125" calcext:value-type="float">
            <text:p>1.95</text:p>
          </table:table-cell>
          <table:table-cell table:formula="of:=1/(([.$C$4]/2)/(2*[.B8]))" office:value-type="float" office:value="3.90625" calcext:value-type="float">
            <text:p>3.91</text:p>
          </table:table-cell>
          <table:table-cell table:formula="of:=[.E8]*2" office:value-type="float" office:value="7.8125" calcext:value-type="float">
            <text:p>7.81</text:p>
          </table:table-cell>
        </table:table-row>
        <table:table-row table:style-name="ro1">
          <table:table-cell/>
          <table:table-cell office:value-type="float" office:value="10000" calcext:value-type="float">
            <text:p>10,000</text:p>
          </table:table-cell>
          <table:table-cell table:formula="of:=[.$C$4]/(2*[.B9])" office:value-type="float" office:value="0.4096" calcext:value-type="float">
            <text:p>0.410</text:p>
          </table:table-cell>
          <table:table-cell table:formula="of:=1/[.C9]" office:value-type="float" office:value="2.44140625" calcext:value-type="float">
            <text:p>2.44</text:p>
          </table:table-cell>
          <table:table-cell table:formula="of:=1/(([.$C$4]/2)/(2*[.B9]))" office:value-type="float" office:value="4.8828125" calcext:value-type="float">
            <text:p>4.88</text:p>
          </table:table-cell>
          <table:table-cell table:formula="of:=[.E9]*2" office:value-type="float" office:value="9.765625" calcext:value-type="float">
            <text:p>9.77</text:p>
          </table:table-cell>
        </table:table-row>
        <table:table-row table:style-name="ro1">
          <table:table-cell/>
          <table:table-cell table:formula="of:=[.B9]+(2000)" office:value-type="float" office:value="12000" calcext:value-type="float">
            <text:p>12,000</text:p>
          </table:table-cell>
          <table:table-cell table:formula="of:=[.$C$4]/(2*[.B10])" office:value-type="float" office:value="0.341333333333333" calcext:value-type="float">
            <text:p>0.341</text:p>
          </table:table-cell>
          <table:table-cell table:formula="of:=1/[.C10]" office:value-type="float" office:value="2.9296875" calcext:value-type="float">
            <text:p>2.93</text:p>
          </table:table-cell>
          <table:table-cell table:formula="of:=1/(([.$C$4]/2)/(2*[.B10]))" office:value-type="float" office:value="5.859375" calcext:value-type="float">
            <text:p>5.86</text:p>
          </table:table-cell>
          <table:table-cell table:formula="of:=[.E10]*2" office:value-type="float" office:value="11.71875" calcext:value-type="float">
            <text:p>11.72</text:p>
          </table:table-cell>
        </table:table-row>
        <table:table-row table:style-name="ro1">
          <table:table-cell/>
          <table:table-cell table:formula="of:=[.B10]+(2000)" office:value-type="float" office:value="14000" calcext:value-type="float">
            <text:p>14,000</text:p>
          </table:table-cell>
          <table:table-cell table:formula="of:=[.$C$4]/(2*[.B11])" office:value-type="float" office:value="0.292571428571429" calcext:value-type="float">
            <text:p>0.293</text:p>
          </table:table-cell>
          <table:table-cell table:formula="of:=1/[.C11]" office:value-type="float" office:value="3.41796875" calcext:value-type="float">
            <text:p>3.42</text:p>
          </table:table-cell>
          <table:table-cell table:formula="of:=1/(([.$C$4]/2)/(2*[.B11]))" office:value-type="float" office:value="6.8359375" calcext:value-type="float">
            <text:p>6.84</text:p>
          </table:table-cell>
          <table:table-cell table:formula="of:=[.E11]*2" office:value-type="float" office:value="13.671875" calcext:value-type="float">
            <text:p>13.67</text:p>
          </table:table-cell>
        </table:table-row>
        <table:table-row table:style-name="ro1">
          <table:table-cell/>
          <table:table-cell table:formula="of:=[.B11]+(2000)" office:value-type="float" office:value="16000" calcext:value-type="float">
            <text:p>16,000</text:p>
          </table:table-cell>
          <table:table-cell table:formula="of:=[.$C$4]/(2*[.B12])" office:value-type="float" office:value="0.256" calcext:value-type="float">
            <text:p>0.256</text:p>
          </table:table-cell>
          <table:table-cell table:formula="of:=1/[.C12]" office:value-type="float" office:value="3.90625" calcext:value-type="float">
            <text:p>3.91</text:p>
          </table:table-cell>
          <table:table-cell table:formula="of:=1/(([.$C$4]/2)/(2*[.B12]))" office:value-type="float" office:value="7.8125" calcext:value-type="float">
            <text:p>7.81</text:p>
          </table:table-cell>
          <table:table-cell table:formula="of:=[.E12]*2" office:value-type="float" office:value="15.625" calcext:value-type="float">
            <text:p>15.63</text:p>
          </table:table-cell>
        </table:table-row>
        <table:table-row table:style-name="ro1">
          <table:table-cell/>
          <table:table-cell table:formula="of:=[.B12]+(2000)" office:value-type="float" office:value="18000" calcext:value-type="float">
            <text:p>18,000</text:p>
          </table:table-cell>
          <table:table-cell table:formula="of:=[.$C$4]/(2*[.B13])" office:value-type="float" office:value="0.227555555555556" calcext:value-type="float">
            <text:p>0.228</text:p>
          </table:table-cell>
          <table:table-cell table:formula="of:=1/[.C13]" office:value-type="float" office:value="4.39453125" calcext:value-type="float">
            <text:p>4.39</text:p>
          </table:table-cell>
          <table:table-cell table:formula="of:=1/(([.$C$4]/2)/(2*[.B13]))" office:value-type="float" office:value="8.7890625" calcext:value-type="float">
            <text:p>8.79</text:p>
          </table:table-cell>
          <table:table-cell table:formula="of:=[.E13]*2" office:value-type="float" office:value="17.578125" calcext:value-type="float">
            <text:p>17.58</text:p>
          </table:table-cell>
        </table:table-row>
        <table:table-row table:style-name="ro1">
          <table:table-cell/>
          <table:table-cell table:formula="of:=[.B13]+(2000)" office:value-type="float" office:value="20000" calcext:value-type="float">
            <text:p>20,000</text:p>
          </table:table-cell>
          <table:table-cell table:formula="of:=[.$C$4]/(2*[.B14])" office:value-type="float" office:value="0.2048" calcext:value-type="float">
            <text:p>0.205</text:p>
          </table:table-cell>
          <table:table-cell table:formula="of:=1/[.C14]" office:value-type="float" office:value="4.8828125" calcext:value-type="float">
            <text:p>4.88</text:p>
          </table:table-cell>
          <table:table-cell table:formula="of:=1/(([.$C$4]/2)/(2*[.B14]))" office:value-type="float" office:value="9.765625" calcext:value-type="float">
            <text:p>9.77</text:p>
          </table:table-cell>
          <table:table-cell table:formula="of:=[.E14]*2" office:value-type="float" office:value="19.53125" calcext:value-type="float">
            <text:p>19.53</text:p>
          </table:table-cell>
        </table:table-row>
        <table:table-row table:style-name="ro1">
          <table:table-cell/>
          <table:table-cell table:formula="of:=[.B14]+(2000)" office:value-type="float" office:value="22000" calcext:value-type="float">
            <text:p>22,000</text:p>
          </table:table-cell>
          <table:table-cell table:formula="of:=[.$C$4]/(2*[.B15])" office:value-type="float" office:value="0.186181818181818" calcext:value-type="float">
            <text:p>0.186</text:p>
          </table:table-cell>
          <table:table-cell table:formula="of:=1/[.C15]" office:value-type="float" office:value="5.37109375" calcext:value-type="float">
            <text:p>5.37</text:p>
          </table:table-cell>
          <table:table-cell table:formula="of:=1/(([.$C$4]/2)/(2*[.B15]))" office:value-type="float" office:value="10.7421875" calcext:value-type="float">
            <text:p>10.74</text:p>
          </table:table-cell>
          <table:table-cell table:formula="of:=[.E15]*2" office:value-type="float" office:value="21.484375" calcext:value-type="float">
            <text:p>21.48</text:p>
          </table:table-cell>
        </table:table-row>
        <table:table-row table:style-name="ro1">
          <table:table-cell/>
          <table:table-cell table:formula="of:=[.B15]+(2000)" office:value-type="float" office:value="24000" calcext:value-type="float">
            <text:p>24,000</text:p>
          </table:table-cell>
          <table:table-cell table:formula="of:=[.$C$4]/(2*[.B16])" office:value-type="float" office:value="0.170666666666667" calcext:value-type="float">
            <text:p>0.171</text:p>
          </table:table-cell>
          <table:table-cell table:formula="of:=1/[.C16]" office:value-type="float" office:value="5.859375" calcext:value-type="float">
            <text:p>5.86</text:p>
          </table:table-cell>
          <table:table-cell table:formula="of:=1/(([.$C$4]/2)/(2*[.B16]))" office:value-type="float" office:value="11.71875" calcext:value-type="float">
            <text:p>11.72</text:p>
          </table:table-cell>
          <table:table-cell table:formula="of:=[.E16]*2" office:value-type="float" office:value="23.4375" calcext:value-type="float">
            <text:p>23.44</text:p>
          </table:table-cell>
        </table:table-row>
        <table:table-row table:style-name="ro1">
          <table:table-cell/>
          <table:table-cell table:formula="of:=[.B16]+(2000)" office:value-type="float" office:value="26000" calcext:value-type="float">
            <text:p>26,000</text:p>
          </table:table-cell>
          <table:table-cell table:formula="of:=[.$C$4]/(2*[.B17])" office:value-type="float" office:value="0.157538461538462" calcext:value-type="float">
            <text:p>0.158</text:p>
          </table:table-cell>
          <table:table-cell table:formula="of:=1/[.C17]" office:value-type="float" office:value="6.34765625" calcext:value-type="float">
            <text:p>6.35</text:p>
          </table:table-cell>
          <table:table-cell table:formula="of:=1/(([.$C$4]/2)/(2*[.B17]))" office:value-type="float" office:value="12.6953125" calcext:value-type="float">
            <text:p>12.70</text:p>
          </table:table-cell>
          <table:table-cell table:formula="of:=[.E17]*2" office:value-type="float" office:value="25.390625" calcext:value-type="float">
            <text:p>25.39</text:p>
          </table:table-cell>
        </table:table-row>
        <table:table-row table:style-name="ro1">
          <table:table-cell/>
          <table:table-cell table:formula="of:=[.B17]+(2000)" office:value-type="float" office:value="28000" calcext:value-type="float">
            <text:p>28,000</text:p>
          </table:table-cell>
          <table:table-cell table:formula="of:=[.$C$4]/(2*[.B18])" office:value-type="float" office:value="0.146285714285714" calcext:value-type="float">
            <text:p>0.146</text:p>
          </table:table-cell>
          <table:table-cell table:formula="of:=1/[.C18]" office:value-type="float" office:value="6.8359375" calcext:value-type="float">
            <text:p>6.84</text:p>
          </table:table-cell>
          <table:table-cell table:formula="of:=1/(([.$C$4]/2)/(2*[.B18]))" office:value-type="float" office:value="13.671875" calcext:value-type="float">
            <text:p>13.67</text:p>
          </table:table-cell>
          <table:table-cell table:formula="of:=[.E18]*2" office:value-type="float" office:value="27.34375" calcext:value-type="float">
            <text:p>27.34</text:p>
          </table:table-cell>
        </table:table-row>
        <table:table-row table:style-name="ro1">
          <table:table-cell/>
          <table:table-cell table:formula="of:=[.B18]+(2000)" office:value-type="float" office:value="30000" calcext:value-type="float">
            <text:p>30,000</text:p>
          </table:table-cell>
          <table:table-cell table:formula="of:=[.$C$4]/(2*[.B19])" office:value-type="float" office:value="0.136533333333333" calcext:value-type="float">
            <text:p>0.137</text:p>
          </table:table-cell>
          <table:table-cell table:formula="of:=1/[.C19]" office:value-type="float" office:value="7.32421875" calcext:value-type="float">
            <text:p>7.32</text:p>
          </table:table-cell>
          <table:table-cell table:formula="of:=1/(([.$C$4]/2)/(2*[.B19]))" office:value-type="float" office:value="14.6484375" calcext:value-type="float">
            <text:p>14.65</text:p>
          </table:table-cell>
          <table:table-cell table:formula="of:=[.E19]*2" office:value-type="float" office:value="29.296875" calcext:value-type="float">
            <text:p>29.30</text:p>
          </table:table-cell>
        </table:table-row>
        <table:table-row table:style-name="ro1">
          <table:table-cell/>
          <table:table-cell table:formula="of:=[.B19]+(2000)" office:value-type="float" office:value="32000" calcext:value-type="float">
            <text:p>32,000</text:p>
          </table:table-cell>
          <table:table-cell table:formula="of:=[.$C$4]/(2*[.B20])" office:value-type="float" office:value="0.128" calcext:value-type="float">
            <text:p>0.128</text:p>
          </table:table-cell>
          <table:table-cell table:formula="of:=1/[.C20]" office:value-type="float" office:value="7.8125" calcext:value-type="float">
            <text:p>7.81</text:p>
          </table:table-cell>
          <table:table-cell table:formula="of:=1/(([.$C$4]/2)/(2*[.B20]))" office:value-type="float" office:value="15.625" calcext:value-type="float">
            <text:p>15.63</text:p>
          </table:table-cell>
          <table:table-cell table:formula="of:=[.E20]*2" office:value-type="float" office:value="31.25" calcext:value-type="float">
            <text:p>31.25</text:p>
          </table:table-cell>
        </table:table-row>
        <table:table-row table:style-name="ro1">
          <table:table-cell/>
          <table:table-cell table:formula="of:=[.B20]+(2000)" office:value-type="float" office:value="34000" calcext:value-type="float">
            <text:p>34,000</text:p>
          </table:table-cell>
          <table:table-cell table:formula="of:=[.$C$4]/(2*[.B21])" office:value-type="float" office:value="0.120470588235294" calcext:value-type="float">
            <text:p>0.120</text:p>
          </table:table-cell>
          <table:table-cell table:formula="of:=1/[.C21]" office:value-type="float" office:value="8.30078125" calcext:value-type="float">
            <text:p>8.30</text:p>
          </table:table-cell>
          <table:table-cell table:formula="of:=1/(([.$C$4]/2)/(2*[.B21]))" office:value-type="float" office:value="16.6015625" calcext:value-type="float">
            <text:p>16.60</text:p>
          </table:table-cell>
          <table:table-cell table:formula="of:=[.E21]*2" office:value-type="float" office:value="33.203125" calcext:value-type="float">
            <text:p>33.20</text:p>
          </table:table-cell>
        </table:table-row>
        <table:table-row table:style-name="ro1">
          <table:table-cell/>
          <table:table-cell table:formula="of:=[.B21]+(2000)" office:value-type="float" office:value="36000" calcext:value-type="float">
            <text:p>36,000</text:p>
          </table:table-cell>
          <table:table-cell table:formula="of:=[.$C$4]/(2*[.B22])" office:value-type="float" office:value="0.113777777777778" calcext:value-type="float">
            <text:p>0.114</text:p>
          </table:table-cell>
          <table:table-cell table:formula="of:=1/[.C22]" office:value-type="float" office:value="8.7890625" calcext:value-type="float">
            <text:p>8.79</text:p>
          </table:table-cell>
          <table:table-cell table:formula="of:=1/(([.$C$4]/2)/(2*[.B22]))" office:value-type="float" office:value="17.578125" calcext:value-type="float">
            <text:p>17.58</text:p>
          </table:table-cell>
          <table:table-cell table:formula="of:=[.E22]*2" office:value-type="float" office:value="35.15625" calcext:value-type="float">
            <text:p>35.16</text:p>
          </table:table-cell>
        </table:table-row>
        <table:table-row table:style-name="ro1">
          <table:table-cell/>
          <table:table-cell table:formula="of:=[.B22]+(2000)" office:value-type="float" office:value="38000" calcext:value-type="float">
            <text:p>38,000</text:p>
          </table:table-cell>
          <table:table-cell table:formula="of:=[.$C$4]/(2*[.B23])" office:value-type="float" office:value="0.107789473684211" calcext:value-type="float">
            <text:p>0.108</text:p>
          </table:table-cell>
          <table:table-cell table:formula="of:=1/[.C23]" office:value-type="float" office:value="9.27734375" calcext:value-type="float">
            <text:p>9.28</text:p>
          </table:table-cell>
          <table:table-cell table:formula="of:=1/(([.$C$4]/2)/(2*[.B23]))" office:value-type="float" office:value="18.5546875" calcext:value-type="float">
            <text:p>18.55</text:p>
          </table:table-cell>
          <table:table-cell table:formula="of:=[.E23]*2" office:value-type="float" office:value="37.109375" calcext:value-type="float">
            <text:p>37.11</text:p>
          </table:table-cell>
        </table:table-row>
        <table:table-row table:style-name="ro1">
          <table:table-cell/>
          <table:table-cell table:formula="of:=[.B23]+(2000)" office:value-type="float" office:value="40000" calcext:value-type="float">
            <text:p>40,000</text:p>
          </table:table-cell>
          <table:table-cell table:formula="of:=[.$C$4]/(2*[.B24])" office:value-type="float" office:value="0.1024" calcext:value-type="float">
            <text:p>0.102</text:p>
          </table:table-cell>
          <table:table-cell table:formula="of:=1/[.C24]" office:value-type="float" office:value="9.765625" calcext:value-type="float">
            <text:p>9.77</text:p>
          </table:table-cell>
          <table:table-cell table:formula="of:=1/(([.$C$4]/2)/(2*[.B24]))" office:value-type="float" office:value="19.53125" calcext:value-type="float">
            <text:p>19.53</text:p>
          </table:table-cell>
          <table:table-cell table:formula="of:=[.E24]*2" office:value-type="float" office:value="39.0625" calcext:value-type="float">
            <text:p>39.06</text:p>
          </table:table-cell>
        </table:table-row>
        <table:table-row table:style-name="ro1">
          <table:table-cell/>
          <table:table-cell table:formula="of:=[.B24]+(2000)" office:value-type="float" office:value="42000" calcext:value-type="float">
            <text:p>42,000</text:p>
          </table:table-cell>
          <table:table-cell table:formula="of:=[.$C$4]/(2*[.B25])" office:value-type="float" office:value="0.0975238095238095" calcext:value-type="float">
            <text:p>0.098</text:p>
          </table:table-cell>
          <table:table-cell table:formula="of:=1/[.C25]" office:value-type="float" office:value="10.25390625" calcext:value-type="float">
            <text:p>10.25</text:p>
          </table:table-cell>
          <table:table-cell table:formula="of:=1/(([.$C$4]/2)/(2*[.B25]))" office:value-type="float" office:value="20.5078125" calcext:value-type="float">
            <text:p>20.51</text:p>
          </table:table-cell>
          <table:table-cell table:formula="of:=[.E25]*2" office:value-type="float" office:value="41.015625" calcext:value-type="float">
            <text:p>41.02</text:p>
          </table:table-cell>
        </table:table-row>
        <table:table-row table:style-name="ro1">
          <table:table-cell/>
          <table:table-cell table:formula="of:=[.B25]+(2000)" office:value-type="float" office:value="44000" calcext:value-type="float">
            <text:p>44,000</text:p>
          </table:table-cell>
          <table:table-cell table:formula="of:=[.$C$4]/(2*[.B26])" office:value-type="float" office:value="0.0930909090909091" calcext:value-type="float">
            <text:p>0.093</text:p>
          </table:table-cell>
          <table:table-cell table:formula="of:=1/[.C26]" office:value-type="float" office:value="10.7421875" calcext:value-type="float">
            <text:p>10.74</text:p>
          </table:table-cell>
          <table:table-cell table:formula="of:=1/(([.$C$4]/2)/(2*[.B26]))" office:value-type="float" office:value="21.484375" calcext:value-type="float">
            <text:p>21.48</text:p>
          </table:table-cell>
          <table:table-cell table:formula="of:=[.E26]*2" office:value-type="float" office:value="42.96875" calcext:value-type="float">
            <text:p>42.97</text:p>
          </table:table-cell>
        </table:table-row>
        <table:table-row table:style-name="ro1">
          <table:table-cell/>
          <table:table-cell table:formula="of:=[.B26]+(2000)" office:value-type="float" office:value="46000" calcext:value-type="float">
            <text:p>46,000</text:p>
          </table:table-cell>
          <table:table-cell table:formula="of:=[.$C$4]/(2*[.B27])" office:value-type="float" office:value="0.0890434782608696" calcext:value-type="float">
            <text:p>0.089</text:p>
          </table:table-cell>
          <table:table-cell table:formula="of:=1/[.C27]" office:value-type="float" office:value="11.23046875" calcext:value-type="float">
            <text:p>11.23</text:p>
          </table:table-cell>
          <table:table-cell table:formula="of:=1/(([.$C$4]/2)/(2*[.B27]))" office:value-type="float" office:value="22.4609375" calcext:value-type="float">
            <text:p>22.46</text:p>
          </table:table-cell>
          <table:table-cell table:formula="of:=[.E27]*2" office:value-type="float" office:value="44.921875" calcext:value-type="float">
            <text:p>44.92</text:p>
          </table:table-cell>
        </table:table-row>
        <table:table-row table:style-name="ro1">
          <table:table-cell/>
          <table:table-cell table:formula="of:=[.B27]+(2000)" office:value-type="float" office:value="48000" calcext:value-type="float">
            <text:p>48,000</text:p>
          </table:table-cell>
          <table:table-cell table:formula="of:=[.$C$4]/(2*[.B28])" office:value-type="float" office:value="0.0853333333333333" calcext:value-type="float">
            <text:p>0.085</text:p>
          </table:table-cell>
          <table:table-cell table:formula="of:=1/[.C28]" office:value-type="float" office:value="11.71875" calcext:value-type="float">
            <text:p>11.72</text:p>
          </table:table-cell>
          <table:table-cell table:formula="of:=1/(([.$C$4]/2)/(2*[.B28]))" office:value-type="float" office:value="23.4375" calcext:value-type="float">
            <text:p>23.44</text:p>
          </table:table-cell>
          <table:table-cell table:formula="of:=[.E28]*2" office:value-type="float" office:value="46.875" calcext:value-type="float">
            <text:p>46.88</text:p>
          </table:table-cell>
        </table:table-row>
        <table:table-row table:style-name="ro1">
          <table:table-cell/>
          <table:table-cell table:formula="of:=[.B28]+(2000)" office:value-type="float" office:value="50000" calcext:value-type="float">
            <text:p>50,000</text:p>
          </table:table-cell>
          <table:table-cell table:formula="of:=[.$C$4]/(2*[.B29])" office:value-type="float" office:value="0.08192" calcext:value-type="float">
            <text:p>0.082</text:p>
          </table:table-cell>
          <table:table-cell table:formula="of:=1/[.C29]" office:value-type="float" office:value="12.20703125" calcext:value-type="float">
            <text:p>12.21</text:p>
          </table:table-cell>
          <table:table-cell table:formula="of:=1/(([.$C$4]/2)/(2*[.B29]))" office:value-type="float" office:value="24.4140625" calcext:value-type="float">
            <text:p>24.41</text:p>
          </table:table-cell>
          <table:table-cell table:formula="of:=[.E29]*2" office:value-type="float" office:value="48.828125" calcext:value-type="float">
            <text:p>48.83</text:p>
          </table:table-cell>
        </table:table-row>
        <table:table-row table:style-name="ro1">
          <table:table-cell/>
          <table:table-cell table:formula="of:=[.B29]+(2000)" office:value-type="float" office:value="52000" calcext:value-type="float">
            <text:p>52,000</text:p>
          </table:table-cell>
          <table:table-cell table:formula="of:=[.$C$4]/(2*[.B30])" office:value-type="float" office:value="0.0787692307692308" calcext:value-type="float">
            <text:p>0.079</text:p>
          </table:table-cell>
          <table:table-cell table:formula="of:=1/[.C30]" office:value-type="float" office:value="12.6953125" calcext:value-type="float">
            <text:p>12.70</text:p>
          </table:table-cell>
          <table:table-cell table:formula="of:=1/(([.$C$4]/2)/(2*[.B30]))" office:value-type="float" office:value="25.390625" calcext:value-type="float">
            <text:p>25.39</text:p>
          </table:table-cell>
          <table:table-cell table:formula="of:=[.E30]*2" office:value-type="float" office:value="50.78125" calcext:value-type="float">
            <text:p>50.78</text:p>
          </table:table-cell>
        </table:table-row>
        <table:table-row table:style-name="ro1">
          <table:table-cell/>
          <table:table-cell table:formula="of:=[.B30]+(2000)" office:value-type="float" office:value="54000" calcext:value-type="float">
            <text:p>54,000</text:p>
          </table:table-cell>
          <table:table-cell table:formula="of:=[.$C$4]/(2*[.B31])" office:value-type="float" office:value="0.0758518518518518" calcext:value-type="float">
            <text:p>0.076</text:p>
          </table:table-cell>
          <table:table-cell table:formula="of:=1/[.C31]" office:value-type="float" office:value="13.18359375" calcext:value-type="float">
            <text:p>13.18</text:p>
          </table:table-cell>
          <table:table-cell table:formula="of:=1/(([.$C$4]/2)/(2*[.B31]))" office:value-type="float" office:value="26.3671875" calcext:value-type="float">
            <text:p>26.37</text:p>
          </table:table-cell>
          <table:table-cell table:formula="of:=[.E31]*2" office:value-type="float" office:value="52.734375" calcext:value-type="float">
            <text:p>52.73</text:p>
          </table:table-cell>
        </table:table-row>
        <table:table-row table:style-name="ro1">
          <table:table-cell/>
          <table:table-cell table:formula="of:=[.B31]+(2000)" office:value-type="float" office:value="56000" calcext:value-type="float">
            <text:p>56,000</text:p>
          </table:table-cell>
          <table:table-cell table:formula="of:=[.$C$4]/(2*[.B32])" office:value-type="float" office:value="0.0731428571428572" calcext:value-type="float">
            <text:p>0.073</text:p>
          </table:table-cell>
          <table:table-cell table:formula="of:=1/[.C32]" office:value-type="float" office:value="13.671875" calcext:value-type="float">
            <text:p>13.67</text:p>
          </table:table-cell>
          <table:table-cell table:formula="of:=1/(([.$C$4]/2)/(2*[.B32]))" office:value-type="float" office:value="27.34375" calcext:value-type="float">
            <text:p>27.34</text:p>
          </table:table-cell>
          <table:table-cell table:formula="of:=[.E32]*2" office:value-type="float" office:value="54.6875" calcext:value-type="float">
            <text:p>54.69</text:p>
          </table:table-cell>
        </table:table-row>
        <table:table-row table:style-name="ro1">
          <table:table-cell/>
          <table:table-cell table:formula="of:=[.B32]+(2000)" office:value-type="float" office:value="58000" calcext:value-type="float">
            <text:p>58,000</text:p>
          </table:table-cell>
          <table:table-cell table:formula="of:=[.$C$4]/(2*[.B33])" office:value-type="float" office:value="0.0706206896551724" calcext:value-type="float">
            <text:p>0.071</text:p>
          </table:table-cell>
          <table:table-cell table:formula="of:=1/[.C33]" office:value-type="float" office:value="14.16015625" calcext:value-type="float">
            <text:p>14.16</text:p>
          </table:table-cell>
          <table:table-cell table:formula="of:=1/(([.$C$4]/2)/(2*[.B33]))" office:value-type="float" office:value="28.3203125" calcext:value-type="float">
            <text:p>28.32</text:p>
          </table:table-cell>
          <table:table-cell table:formula="of:=[.E33]*2" office:value-type="float" office:value="56.640625" calcext:value-type="float">
            <text:p>56.64</text:p>
          </table:table-cell>
        </table:table-row>
        <table:table-row table:style-name="ro1">
          <table:table-cell/>
          <table:table-cell table:formula="of:=[.B33]+(2000)" office:value-type="float" office:value="60000" calcext:value-type="float">
            <text:p>60,000</text:p>
          </table:table-cell>
          <table:table-cell table:formula="of:=[.$C$4]/(2*[.B34])" office:value-type="float" office:value="0.0682666666666667" calcext:value-type="float">
            <text:p>0.068</text:p>
          </table:table-cell>
          <table:table-cell table:formula="of:=1/[.C34]" office:value-type="float" office:value="14.6484375" calcext:value-type="float">
            <text:p>14.65</text:p>
          </table:table-cell>
          <table:table-cell table:formula="of:=1/(([.$C$4]/2)/(2*[.B34]))" office:value-type="float" office:value="29.296875" calcext:value-type="float">
            <text:p>29.30</text:p>
          </table:table-cell>
          <table:table-cell table:formula="of:=[.E34]*2" office:value-type="float" office:value="58.59375" calcext:value-type="float">
            <text:p>58.59</text:p>
          </table:table-cell>
        </table:table-row>
        <table:table-row table:style-name="ro1">
          <table:table-cell/>
          <table:table-cell table:formula="of:=[.B34]+(2000)" office:value-type="float" office:value="62000" calcext:value-type="float">
            <text:p>62,000</text:p>
          </table:table-cell>
          <table:table-cell table:formula="of:=[.$C$4]/(2*[.B35])" office:value-type="float" office:value="0.0660645161290323" calcext:value-type="float">
            <text:p>0.066</text:p>
          </table:table-cell>
          <table:table-cell table:formula="of:=1/[.C35]" office:value-type="float" office:value="15.13671875" calcext:value-type="float">
            <text:p>15.14</text:p>
          </table:table-cell>
          <table:table-cell table:formula="of:=1/(([.$C$4]/2)/(2*[.B35]))" office:value-type="float" office:value="30.2734375" calcext:value-type="float">
            <text:p>30.27</text:p>
          </table:table-cell>
          <table:table-cell table:formula="of:=[.E35]*2" office:value-type="float" office:value="60.546875" calcext:value-type="float">
            <text:p>60.55</text:p>
          </table:table-cell>
        </table:table-row>
        <table:table-row table:style-name="ro1">
          <table:table-cell/>
          <table:table-cell table:formula="of:=[.B35]+(2000)" office:value-type="float" office:value="64000" calcext:value-type="float">
            <text:p>64,000</text:p>
          </table:table-cell>
          <table:table-cell table:formula="of:=[.$C$4]/(2*[.B36])" office:value-type="float" office:value="0.064" calcext:value-type="float">
            <text:p>0.064</text:p>
          </table:table-cell>
          <table:table-cell table:formula="of:=1/[.C36]" office:value-type="float" office:value="15.625" calcext:value-type="float">
            <text:p>15.63</text:p>
          </table:table-cell>
          <table:table-cell table:formula="of:=1/(([.$C$4]/2)/(2*[.B36]))" office:value-type="float" office:value="31.25" calcext:value-type="float">
            <text:p>31.25</text:p>
          </table:table-cell>
          <table:table-cell table:formula="of:=[.E36]*2" office:value-type="float" office:value="62.5" calcext:value-type="float">
            <text:p>62.50</text:p>
          </table:table-cell>
        </table:table-row>
        <table:table-row table:style-name="ro1">
          <table:table-cell/>
          <table:table-cell table:formula="of:=[.B36]+(2000)" office:value-type="float" office:value="66000" calcext:value-type="float">
            <text:p>66,000</text:p>
          </table:table-cell>
          <table:table-cell table:formula="of:=[.$C$4]/(2*[.B37])" office:value-type="float" office:value="0.0620606060606061" calcext:value-type="float">
            <text:p>0.062</text:p>
          </table:table-cell>
          <table:table-cell table:formula="of:=1/[.C37]" office:value-type="float" office:value="16.11328125" calcext:value-type="float">
            <text:p>16.11</text:p>
          </table:table-cell>
          <table:table-cell table:formula="of:=1/(([.$C$4]/2)/(2*[.B37]))" office:value-type="float" office:value="32.2265625" calcext:value-type="float">
            <text:p>32.23</text:p>
          </table:table-cell>
          <table:table-cell table:formula="of:=[.E37]*2" office:value-type="float" office:value="64.453125" calcext:value-type="float">
            <text:p>64.45</text:p>
          </table:table-cell>
        </table:table-row>
        <table:table-row table:style-name="ro1">
          <table:table-cell/>
          <table:table-cell table:formula="of:=[.B37]+(2000)" office:value-type="float" office:value="68000" calcext:value-type="float">
            <text:p>68,000</text:p>
          </table:table-cell>
          <table:table-cell table:formula="of:=[.$C$4]/(2*[.B38])" office:value-type="float" office:value="0.0602352941176471" calcext:value-type="float">
            <text:p>0.060</text:p>
          </table:table-cell>
          <table:table-cell table:formula="of:=1/[.C38]" office:value-type="float" office:value="16.6015625" calcext:value-type="float">
            <text:p>16.60</text:p>
          </table:table-cell>
          <table:table-cell table:formula="of:=1/(([.$C$4]/2)/(2*[.B38]))" office:value-type="float" office:value="33.203125" calcext:value-type="float">
            <text:p>33.20</text:p>
          </table:table-cell>
          <table:table-cell table:formula="of:=[.E38]*2" office:value-type="float" office:value="66.40625" calcext:value-type="float">
            <text:p>66.41</text:p>
          </table:table-cell>
        </table:table-row>
        <table:table-row table:style-name="ro1">
          <table:table-cell/>
          <table:table-cell table:formula="of:=[.B38]+(2000)" office:value-type="float" office:value="70000" calcext:value-type="float">
            <text:p>70,000</text:p>
          </table:table-cell>
          <table:table-cell table:formula="of:=[.$C$4]/(2*[.B39])" office:value-type="float" office:value="0.0585142857142857" calcext:value-type="float">
            <text:p>0.059</text:p>
          </table:table-cell>
          <table:table-cell table:formula="of:=1/[.C39]" office:value-type="float" office:value="17.08984375" calcext:value-type="float">
            <text:p>17.09</text:p>
          </table:table-cell>
          <table:table-cell table:formula="of:=1/(([.$C$4]/2)/(2*[.B39]))" office:value-type="float" office:value="34.1796875" calcext:value-type="float">
            <text:p>34.18</text:p>
          </table:table-cell>
          <table:table-cell table:formula="of:=[.E39]*2" office:value-type="float" office:value="68.359375" calcext:value-type="float">
            <text:p>68.36</text:p>
          </table:table-cell>
        </table:table-row>
        <table:table-row table:style-name="ro1">
          <table:table-cell/>
          <table:table-cell table:formula="of:=[.B39]+(2000)" office:value-type="float" office:value="72000" calcext:value-type="float">
            <text:p>72,000</text:p>
          </table:table-cell>
          <table:table-cell table:formula="of:=[.$C$4]/(2*[.B40])" office:value-type="float" office:value="0.0568888888888889" calcext:value-type="float">
            <text:p>0.057</text:p>
          </table:table-cell>
          <table:table-cell table:formula="of:=1/[.C40]" office:value-type="float" office:value="17.578125" calcext:value-type="float">
            <text:p>17.58</text:p>
          </table:table-cell>
          <table:table-cell table:formula="of:=1/(([.$C$4]/2)/(2*[.B40]))" office:value-type="float" office:value="35.15625" calcext:value-type="float">
            <text:p>35.16</text:p>
          </table:table-cell>
          <table:table-cell table:formula="of:=[.E40]*2" office:value-type="float" office:value="70.3125" calcext:value-type="float">
            <text:p>70.31</text:p>
          </table:table-cell>
        </table:table-row>
        <table:table-row table:style-name="ro1">
          <table:table-cell/>
          <table:table-cell table:formula="of:=[.B40]+(2000)" office:value-type="float" office:value="74000" calcext:value-type="float">
            <text:p>74,000</text:p>
          </table:table-cell>
          <table:table-cell table:formula="of:=[.$C$4]/(2*[.B41])" office:value-type="float" office:value="0.0553513513513513" calcext:value-type="float">
            <text:p>0.055</text:p>
          </table:table-cell>
          <table:table-cell table:formula="of:=1/[.C41]" office:value-type="float" office:value="18.06640625" calcext:value-type="float">
            <text:p>18.07</text:p>
          </table:table-cell>
          <table:table-cell table:formula="of:=1/(([.$C$4]/2)/(2*[.B41]))" office:value-type="float" office:value="36.1328125" calcext:value-type="float">
            <text:p>36.13</text:p>
          </table:table-cell>
          <table:table-cell table:formula="of:=[.E41]*2" office:value-type="float" office:value="72.265625" calcext:value-type="float">
            <text:p>72.27</text:p>
          </table:table-cell>
        </table:table-row>
        <table:table-row table:style-name="ro1">
          <table:table-cell/>
          <table:table-cell table:formula="of:=[.B41]+(2000)" office:value-type="float" office:value="76000" calcext:value-type="float">
            <text:p>76,000</text:p>
          </table:table-cell>
          <table:table-cell table:formula="of:=[.$C$4]/(2*[.B42])" office:value-type="float" office:value="0.0538947368421053" calcext:value-type="float">
            <text:p>0.054</text:p>
          </table:table-cell>
          <table:table-cell table:formula="of:=1/[.C42]" office:value-type="float" office:value="18.5546875" calcext:value-type="float">
            <text:p>18.55</text:p>
          </table:table-cell>
          <table:table-cell table:formula="of:=1/(([.$C$4]/2)/(2*[.B42]))" office:value-type="float" office:value="37.109375" calcext:value-type="float">
            <text:p>37.11</text:p>
          </table:table-cell>
          <table:table-cell table:formula="of:=[.E42]*2" office:value-type="float" office:value="74.21875" calcext:value-type="float">
            <text:p>74.22</text:p>
          </table:table-cell>
        </table:table-row>
        <table:table-row table:style-name="ro1">
          <table:table-cell/>
          <table:table-cell table:formula="of:=[.B42]+(2000)" office:value-type="float" office:value="78000" calcext:value-type="float">
            <text:p>78,000</text:p>
          </table:table-cell>
          <table:table-cell table:formula="of:=[.$C$4]/(2*[.B43])" office:value-type="float" office:value="0.0525128205128205" calcext:value-type="float">
            <text:p>0.053</text:p>
          </table:table-cell>
          <table:table-cell table:formula="of:=1/[.C43]" office:value-type="float" office:value="19.04296875" calcext:value-type="float">
            <text:p>19.04</text:p>
          </table:table-cell>
          <table:table-cell table:formula="of:=1/(([.$C$4]/2)/(2*[.B43]))" office:value-type="float" office:value="38.0859375" calcext:value-type="float">
            <text:p>38.09</text:p>
          </table:table-cell>
          <table:table-cell table:formula="of:=[.E43]*2" office:value-type="float" office:value="76.171875" calcext:value-type="float">
            <text:p>76.17</text:p>
          </table:table-cell>
        </table:table-row>
        <table:table-row table:style-name="ro1">
          <table:table-cell/>
          <table:table-cell table:formula="of:=[.B43]+(2000)" office:value-type="float" office:value="80000" calcext:value-type="float">
            <text:p>80,000</text:p>
          </table:table-cell>
          <table:table-cell table:formula="of:=[.$C$4]/(2*[.B44])" office:value-type="float" office:value="0.0512" calcext:value-type="float">
            <text:p>0.051</text:p>
          </table:table-cell>
          <table:table-cell table:formula="of:=1/[.C44]" office:value-type="float" office:value="19.53125" calcext:value-type="float">
            <text:p>19.53</text:p>
          </table:table-cell>
          <table:table-cell table:formula="of:=1/(([.$C$4]/2)/(2*[.B44]))" office:value-type="float" office:value="39.0625" calcext:value-type="float">
            <text:p>39.06</text:p>
          </table:table-cell>
          <table:table-cell table:formula="of:=[.E44]*2" office:value-type="float" office:value="78.125" calcext:value-type="float">
            <text:p>78.13</text:p>
          </table:table-cell>
        </table:table-row>
        <table:table-row table:style-name="ro1">
          <table:table-cell/>
          <table:table-cell table:formula="of:=[.B44]+(2000)" office:value-type="float" office:value="82000" calcext:value-type="float">
            <text:p>82,000</text:p>
          </table:table-cell>
          <table:table-cell table:formula="of:=[.$C$4]/(2*[.B45])" office:value-type="float" office:value="0.0499512195121951" calcext:value-type="float">
            <text:p>0.050</text:p>
          </table:table-cell>
          <table:table-cell table:formula="of:=1/[.C45]" office:value-type="float" office:value="20.01953125" calcext:value-type="float">
            <text:p>20.02</text:p>
          </table:table-cell>
          <table:table-cell table:formula="of:=1/(([.$C$4]/2)/(2*[.B45]))" office:value-type="float" office:value="40.0390625" calcext:value-type="float">
            <text:p>40.04</text:p>
          </table:table-cell>
          <table:table-cell table:formula="of:=[.E45]*2" office:value-type="float" office:value="80.078125" calcext:value-type="float">
            <text:p>80.08</text:p>
          </table:table-cell>
        </table:table-row>
        <table:table-row table:style-name="ro1">
          <table:table-cell/>
          <table:table-cell table:formula="of:=[.B45]+(2000)" office:value-type="float" office:value="84000" calcext:value-type="float">
            <text:p>84,000</text:p>
          </table:table-cell>
          <table:table-cell table:formula="of:=[.$C$4]/(2*[.B46])" office:value-type="float" office:value="0.0487619047619048" calcext:value-type="float">
            <text:p>0.049</text:p>
          </table:table-cell>
          <table:table-cell table:formula="of:=1/[.C46]" office:value-type="float" office:value="20.5078125" calcext:value-type="float">
            <text:p>20.51</text:p>
          </table:table-cell>
          <table:table-cell table:formula="of:=1/(([.$C$4]/2)/(2*[.B46]))" office:value-type="float" office:value="41.015625" calcext:value-type="float">
            <text:p>41.02</text:p>
          </table:table-cell>
          <table:table-cell table:formula="of:=[.E46]*2" office:value-type="float" office:value="82.03125" calcext:value-type="float">
            <text:p>82.03</text:p>
          </table:table-cell>
        </table:table-row>
        <table:table-row table:style-name="ro1">
          <table:table-cell/>
          <table:table-cell table:formula="of:=[.B46]+(2000)" office:value-type="float" office:value="86000" calcext:value-type="float">
            <text:p>86,000</text:p>
          </table:table-cell>
          <table:table-cell table:formula="of:=[.$C$4]/(2*[.B47])" office:value-type="float" office:value="0.0476279069767442" calcext:value-type="float">
            <text:p>0.048</text:p>
          </table:table-cell>
          <table:table-cell table:formula="of:=1/[.C47]" office:value-type="float" office:value="20.99609375" calcext:value-type="float">
            <text:p>21.00</text:p>
          </table:table-cell>
          <table:table-cell table:formula="of:=1/(([.$C$4]/2)/(2*[.B47]))" office:value-type="float" office:value="41.9921875" calcext:value-type="float">
            <text:p>41.99</text:p>
          </table:table-cell>
          <table:table-cell table:formula="of:=[.E47]*2" office:value-type="float" office:value="83.984375" calcext:value-type="float">
            <text:p>83.98</text:p>
          </table:table-cell>
        </table:table-row>
        <table:table-row table:style-name="ro1">
          <table:table-cell/>
          <table:table-cell table:formula="of:=[.B47]+(2000)" office:value-type="float" office:value="88000" calcext:value-type="float">
            <text:p>88,000</text:p>
          </table:table-cell>
          <table:table-cell table:formula="of:=[.$C$4]/(2*[.B48])" office:value-type="float" office:value="0.0465454545454545" calcext:value-type="float">
            <text:p>0.047</text:p>
          </table:table-cell>
          <table:table-cell table:formula="of:=1/[.C48]" office:value-type="float" office:value="21.484375" calcext:value-type="float">
            <text:p>21.48</text:p>
          </table:table-cell>
          <table:table-cell table:formula="of:=1/(([.$C$4]/2)/(2*[.B48]))" office:value-type="float" office:value="42.96875" calcext:value-type="float">
            <text:p>42.97</text:p>
          </table:table-cell>
          <table:table-cell table:formula="of:=[.E48]*2" office:value-type="float" office:value="85.9375" calcext:value-type="float">
            <text:p>85.94</text:p>
          </table:table-cell>
        </table:table-row>
        <table:table-row table:style-name="ro1">
          <table:table-cell/>
          <table:table-cell table:formula="of:=[.B48]+(2000)" office:value-type="float" office:value="90000" calcext:value-type="float">
            <text:p>90,000</text:p>
          </table:table-cell>
          <table:table-cell table:formula="of:=[.$C$4]/(2*[.B49])" office:value-type="float" office:value="0.0455111111111111" calcext:value-type="float">
            <text:p>0.046</text:p>
          </table:table-cell>
          <table:table-cell table:formula="of:=1/[.C49]" office:value-type="float" office:value="21.97265625" calcext:value-type="float">
            <text:p>21.97</text:p>
          </table:table-cell>
          <table:table-cell table:formula="of:=1/(([.$C$4]/2)/(2*[.B49]))" office:value-type="float" office:value="43.9453125" calcext:value-type="float">
            <text:p>43.95</text:p>
          </table:table-cell>
          <table:table-cell table:formula="of:=[.E49]*2" office:value-type="float" office:value="87.890625" calcext:value-type="float">
            <text:p>87.89</text:p>
          </table:table-cell>
        </table:table-row>
        <table:table-row table:style-name="ro1">
          <table:table-cell/>
          <table:table-cell table:formula="of:=[.B49]+(2000)" office:value-type="float" office:value="92000" calcext:value-type="float">
            <text:p>92,000</text:p>
          </table:table-cell>
          <table:table-cell table:formula="of:=[.$C$4]/(2*[.B50])" office:value-type="float" office:value="0.0445217391304348" calcext:value-type="float">
            <text:p>0.045</text:p>
          </table:table-cell>
          <table:table-cell table:formula="of:=1/[.C50]" office:value-type="float" office:value="22.4609375" calcext:value-type="float">
            <text:p>22.46</text:p>
          </table:table-cell>
          <table:table-cell table:formula="of:=1/(([.$C$4]/2)/(2*[.B50]))" office:value-type="float" office:value="44.921875" calcext:value-type="float">
            <text:p>44.92</text:p>
          </table:table-cell>
          <table:table-cell table:formula="of:=[.E50]*2" office:value-type="float" office:value="89.84375" calcext:value-type="float">
            <text:p>89.84</text:p>
          </table:table-cell>
        </table:table-row>
        <table:table-row table:style-name="ro1">
          <table:table-cell/>
          <table:table-cell table:formula="of:=[.B50]+(2000)" office:value-type="float" office:value="94000" calcext:value-type="float">
            <text:p>94,000</text:p>
          </table:table-cell>
          <table:table-cell table:formula="of:=[.$C$4]/(2*[.B51])" office:value-type="float" office:value="0.0435744680851064" calcext:value-type="float">
            <text:p>0.044</text:p>
          </table:table-cell>
          <table:table-cell table:formula="of:=1/[.C51]" office:value-type="float" office:value="22.94921875" calcext:value-type="float">
            <text:p>22.95</text:p>
          </table:table-cell>
          <table:table-cell table:formula="of:=1/(([.$C$4]/2)/(2*[.B51]))" office:value-type="float" office:value="45.8984375" calcext:value-type="float">
            <text:p>45.90</text:p>
          </table:table-cell>
          <table:table-cell table:formula="of:=[.E51]*2" office:value-type="float" office:value="91.796875" calcext:value-type="float">
            <text:p>91.80</text:p>
          </table:table-cell>
        </table:table-row>
        <table:table-row table:style-name="ro1">
          <table:table-cell/>
          <table:table-cell table:formula="of:=[.B51]+(2000)" office:value-type="float" office:value="96000" calcext:value-type="float">
            <text:p>96,000</text:p>
          </table:table-cell>
          <table:table-cell table:formula="of:=[.$C$4]/(2*[.B52])" office:value-type="float" office:value="0.0426666666666667" calcext:value-type="float">
            <text:p>0.043</text:p>
          </table:table-cell>
          <table:table-cell table:formula="of:=1/[.C52]" office:value-type="float" office:value="23.4375" calcext:value-type="float">
            <text:p>23.44</text:p>
          </table:table-cell>
          <table:table-cell table:formula="of:=1/(([.$C$4]/2)/(2*[.B52]))" office:value-type="float" office:value="46.875" calcext:value-type="float">
            <text:p>46.88</text:p>
          </table:table-cell>
          <table:table-cell table:formula="of:=[.E52]*2" office:value-type="float" office:value="93.75" calcext:value-type="float">
            <text:p>93.75</text:p>
          </table:table-cell>
        </table:table-row>
        <table:table-row table:style-name="ro1">
          <table:table-cell/>
          <table:table-cell table:formula="of:=[.B52]+(2000)" office:value-type="float" office:value="98000" calcext:value-type="float">
            <text:p>98,000</text:p>
          </table:table-cell>
          <table:table-cell table:formula="of:=[.$C$4]/(2*[.B53])" office:value-type="float" office:value="0.0417959183673469" calcext:value-type="float">
            <text:p>0.042</text:p>
          </table:table-cell>
          <table:table-cell table:formula="of:=1/[.C53]" office:value-type="float" office:value="23.92578125" calcext:value-type="float">
            <text:p>23.93</text:p>
          </table:table-cell>
          <table:table-cell table:formula="of:=1/(([.$C$4]/2)/(2*[.B53]))" office:value-type="float" office:value="47.8515625" calcext:value-type="float">
            <text:p>47.85</text:p>
          </table:table-cell>
          <table:table-cell table:formula="of:=[.E53]*2" office:value-type="float" office:value="95.703125" calcext:value-type="float">
            <text:p>95.70</text:p>
          </table:table-cell>
        </table:table-row>
        <table:table-row table:style-name="ro1">
          <table:table-cell/>
          <table:table-cell table:formula="of:=[.B53]+(2000)" office:value-type="float" office:value="100000" calcext:value-type="float">
            <text:p>100,000</text:p>
          </table:table-cell>
          <table:table-cell table:formula="of:=[.$C$4]/(2*[.B54])" office:value-type="float" office:value="0.04096" calcext:value-type="float">
            <text:p>0.041</text:p>
          </table:table-cell>
          <table:table-cell table:formula="of:=1/[.C54]" office:value-type="float" office:value="24.4140625" calcext:value-type="float">
            <text:p>24.41</text:p>
          </table:table-cell>
          <table:table-cell table:formula="of:=1/(([.$C$4]/2)/(2*[.B54]))" office:value-type="float" office:value="48.828125" calcext:value-type="float">
            <text:p>48.83</text:p>
          </table:table-cell>
          <table:table-cell table:formula="of:=[.E54]*2" office:value-type="float" office:value="97.65625" calcext:value-type="float">
            <text:p>97.66</text:p>
          </table:table-cell>
        </table:table-row>
        <table:table-row table:style-name="ro1">
          <table:table-cell/>
          <table:table-cell table:formula="of:=[.B54]+(2000)" office:value-type="float" office:value="102000" calcext:value-type="float">
            <text:p>102,000</text:p>
          </table:table-cell>
          <table:table-cell table:formula="of:=[.$C$4]/(2*[.B55])" office:value-type="float" office:value="0.040156862745098" calcext:value-type="float">
            <text:p>0.040</text:p>
          </table:table-cell>
          <table:table-cell table:formula="of:=1/[.C55]" office:value-type="float" office:value="24.90234375" calcext:value-type="float">
            <text:p>24.90</text:p>
          </table:table-cell>
          <table:table-cell table:formula="of:=1/(([.$C$4]/2)/(2*[.B55]))" office:value-type="float" office:value="49.8046875" calcext:value-type="float">
            <text:p>49.80</text:p>
          </table:table-cell>
          <table:table-cell table:formula="of:=[.E55]*2" office:value-type="float" office:value="99.609375" calcext:value-type="float">
            <text:p>99.61</text:p>
          </table:table-cell>
        </table:table-row>
        <table:table-row table:style-name="ro1">
          <table:table-cell/>
          <table:table-cell table:formula="of:=[.B55]+(2000)" office:value-type="float" office:value="104000" calcext:value-type="float">
            <text:p>104,000</text:p>
          </table:table-cell>
          <table:table-cell table:formula="of:=[.$C$4]/(2*[.B56])" office:value-type="float" office:value="0.0393846153846154" calcext:value-type="float">
            <text:p>0.039</text:p>
          </table:table-cell>
          <table:table-cell table:formula="of:=1/[.C56]" office:value-type="float" office:value="25.390625" calcext:value-type="float">
            <text:p>25.39</text:p>
          </table:table-cell>
          <table:table-cell table:formula="of:=1/(([.$C$4]/2)/(2*[.B56]))" office:value-type="float" office:value="50.78125" calcext:value-type="float">
            <text:p>50.78</text:p>
          </table:table-cell>
          <table:table-cell table:formula="of:=[.E56]*2" office:value-type="float" office:value="101.5625" calcext:value-type="float">
            <text:p>101.56</text:p>
          </table:table-cell>
        </table:table-row>
        <table:table-row table:style-name="ro1">
          <table:table-cell/>
          <table:table-cell table:formula="of:=[.B56]+(2000)" office:value-type="float" office:value="106000" calcext:value-type="float">
            <text:p>106,000</text:p>
          </table:table-cell>
          <table:table-cell table:formula="of:=[.$C$4]/(2*[.B57])" office:value-type="float" office:value="0.0386415094339623" calcext:value-type="float">
            <text:p>0.039</text:p>
          </table:table-cell>
          <table:table-cell table:formula="of:=1/[.C57]" office:value-type="float" office:value="25.87890625" calcext:value-type="float">
            <text:p>25.88</text:p>
          </table:table-cell>
          <table:table-cell table:formula="of:=1/(([.$C$4]/2)/(2*[.B57]))" office:value-type="float" office:value="51.7578125" calcext:value-type="float">
            <text:p>51.76</text:p>
          </table:table-cell>
          <table:table-cell table:formula="of:=[.E57]*2" office:value-type="float" office:value="103.515625" calcext:value-type="float">
            <text:p>103.52</text:p>
          </table:table-cell>
        </table:table-row>
        <table:table-row table:style-name="ro1">
          <table:table-cell/>
          <table:table-cell table:formula="of:=[.B57]+(2000)" office:value-type="float" office:value="108000" calcext:value-type="float">
            <text:p>108,000</text:p>
          </table:table-cell>
          <table:table-cell table:formula="of:=[.$C$4]/(2*[.B58])" office:value-type="float" office:value="0.0379259259259259" calcext:value-type="float">
            <text:p>0.038</text:p>
          </table:table-cell>
          <table:table-cell table:formula="of:=1/[.C58]" office:value-type="float" office:value="26.3671875" calcext:value-type="float">
            <text:p>26.37</text:p>
          </table:table-cell>
          <table:table-cell table:formula="of:=1/(([.$C$4]/2)/(2*[.B58]))" office:value-type="float" office:value="52.734375" calcext:value-type="float">
            <text:p>52.73</text:p>
          </table:table-cell>
          <table:table-cell table:formula="of:=[.E58]*2" office:value-type="float" office:value="105.46875" calcext:value-type="float">
            <text:p>105.47</text:p>
          </table:table-cell>
        </table:table-row>
        <table:table-row table:style-name="ro1">
          <table:table-cell/>
          <table:table-cell table:formula="of:=[.B58]+(2000)" office:value-type="float" office:value="110000" calcext:value-type="float">
            <text:p>110,000</text:p>
          </table:table-cell>
          <table:table-cell table:formula="of:=[.$C$4]/(2*[.B59])" office:value-type="float" office:value="0.0372363636363636" calcext:value-type="float">
            <text:p>0.037</text:p>
          </table:table-cell>
          <table:table-cell table:formula="of:=1/[.C59]" office:value-type="float" office:value="26.85546875" calcext:value-type="float">
            <text:p>26.86</text:p>
          </table:table-cell>
          <table:table-cell table:formula="of:=1/(([.$C$4]/2)/(2*[.B59]))" office:value-type="float" office:value="53.7109375" calcext:value-type="float">
            <text:p>53.71</text:p>
          </table:table-cell>
          <table:table-cell table:formula="of:=[.E59]*2" office:value-type="float" office:value="107.421875" calcext:value-type="float">
            <text:p>107.42</text:p>
          </table:table-cell>
        </table:table-row>
        <table:table-row table:style-name="ro1">
          <table:table-cell/>
          <table:table-cell table:formula="of:=[.B59]+(2000)" office:value-type="float" office:value="112000" calcext:value-type="float">
            <text:p>112,000</text:p>
          </table:table-cell>
          <table:table-cell table:formula="of:=[.$C$4]/(2*[.B60])" office:value-type="float" office:value="0.0365714285714286" calcext:value-type="float">
            <text:p>0.037</text:p>
          </table:table-cell>
          <table:table-cell table:formula="of:=1/[.C60]" office:value-type="float" office:value="27.34375" calcext:value-type="float">
            <text:p>27.34</text:p>
          </table:table-cell>
          <table:table-cell table:formula="of:=1/(([.$C$4]/2)/(2*[.B60]))" office:value-type="float" office:value="54.6875" calcext:value-type="float">
            <text:p>54.69</text:p>
          </table:table-cell>
          <table:table-cell table:formula="of:=[.E60]*2" office:value-type="float" office:value="109.375" calcext:value-type="float">
            <text:p>109.38</text:p>
          </table:table-cell>
        </table:table-row>
        <table:table-row table:style-name="ro1">
          <table:table-cell/>
          <table:table-cell table:formula="of:=[.B60]+(2000)" office:value-type="float" office:value="114000" calcext:value-type="float">
            <text:p>114,000</text:p>
          </table:table-cell>
          <table:table-cell table:formula="of:=[.$C$4]/(2*[.B61])" office:value-type="float" office:value="0.0359298245614035" calcext:value-type="float">
            <text:p>0.036</text:p>
          </table:table-cell>
          <table:table-cell table:formula="of:=1/[.C61]" office:value-type="float" office:value="27.83203125" calcext:value-type="float">
            <text:p>27.83</text:p>
          </table:table-cell>
          <table:table-cell table:formula="of:=1/(([.$C$4]/2)/(2*[.B61]))" office:value-type="float" office:value="55.6640625" calcext:value-type="float">
            <text:p>55.66</text:p>
          </table:table-cell>
          <table:table-cell table:formula="of:=[.E61]*2" office:value-type="float" office:value="111.328125" calcext:value-type="float">
            <text:p>111.33</text:p>
          </table:table-cell>
        </table:table-row>
        <table:table-row table:style-name="ro1">
          <table:table-cell/>
          <table:table-cell table:formula="of:=[.B61]+(2000)" office:value-type="float" office:value="116000" calcext:value-type="float">
            <text:p>116,000</text:p>
          </table:table-cell>
          <table:table-cell table:formula="of:=[.$C$4]/(2*[.B62])" office:value-type="float" office:value="0.0353103448275862" calcext:value-type="float">
            <text:p>0.035</text:p>
          </table:table-cell>
          <table:table-cell table:formula="of:=1/[.C62]" office:value-type="float" office:value="28.3203125" calcext:value-type="float">
            <text:p>28.32</text:p>
          </table:table-cell>
          <table:table-cell table:formula="of:=1/(([.$C$4]/2)/(2*[.B62]))" office:value-type="float" office:value="56.640625" calcext:value-type="float">
            <text:p>56.64</text:p>
          </table:table-cell>
          <table:table-cell table:formula="of:=[.E62]*2" office:value-type="float" office:value="113.28125" calcext:value-type="float">
            <text:p>113.28</text:p>
          </table:table-cell>
        </table:table-row>
        <table:table-row table:style-name="ro1">
          <table:table-cell/>
          <table:table-cell table:formula="of:=[.B62]+(2000)" office:value-type="float" office:value="118000" calcext:value-type="float">
            <text:p>118,000</text:p>
          </table:table-cell>
          <table:table-cell table:formula="of:=[.$C$4]/(2*[.B63])" office:value-type="float" office:value="0.0347118644067797" calcext:value-type="float">
            <text:p>0.035</text:p>
          </table:table-cell>
          <table:table-cell table:formula="of:=1/[.C63]" office:value-type="float" office:value="28.80859375" calcext:value-type="float">
            <text:p>28.81</text:p>
          </table:table-cell>
          <table:table-cell table:formula="of:=1/(([.$C$4]/2)/(2*[.B63]))" office:value-type="float" office:value="57.6171875" calcext:value-type="float">
            <text:p>57.62</text:p>
          </table:table-cell>
          <table:table-cell table:formula="of:=[.E63]*2" office:value-type="float" office:value="115.234375" calcext:value-type="float">
            <text:p>115.23</text:p>
          </table:table-cell>
        </table:table-row>
        <table:table-row table:style-name="ro1">
          <table:table-cell/>
          <table:table-cell table:formula="of:=[.B63]+(2000)" office:value-type="float" office:value="120000" calcext:value-type="float">
            <text:p>120,000</text:p>
          </table:table-cell>
          <table:table-cell table:formula="of:=[.$C$4]/(2*[.B64])" office:value-type="float" office:value="0.0341333333333333" calcext:value-type="float">
            <text:p>0.034</text:p>
          </table:table-cell>
          <table:table-cell table:formula="of:=1/[.C64]" office:value-type="float" office:value="29.296875" calcext:value-type="float">
            <text:p>29.30</text:p>
          </table:table-cell>
          <table:table-cell table:formula="of:=1/(([.$C$4]/2)/(2*[.B64]))" office:value-type="float" office:value="58.59375" calcext:value-type="float">
            <text:p>58.59</text:p>
          </table:table-cell>
          <table:table-cell table:formula="of:=[.E64]*2" office:value-type="float" office:value="117.1875" calcext:value-type="float">
            <text:p>117.19</text:p>
          </table:table-cell>
        </table:table-row>
        <table:table-row table:style-name="ro1">
          <table:table-cell/>
          <table:table-cell table:formula="of:=[.B64]+(2000)" office:value-type="float" office:value="122000" calcext:value-type="float">
            <text:p>122,000</text:p>
          </table:table-cell>
          <table:table-cell table:formula="of:=[.$C$4]/(2*[.B65])" office:value-type="float" office:value="0.0335737704918033" calcext:value-type="float">
            <text:p>0.034</text:p>
          </table:table-cell>
          <table:table-cell table:formula="of:=1/[.C65]" office:value-type="float" office:value="29.78515625" calcext:value-type="float">
            <text:p>29.79</text:p>
          </table:table-cell>
          <table:table-cell table:formula="of:=1/(([.$C$4]/2)/(2*[.B65]))" office:value-type="float" office:value="59.5703125" calcext:value-type="float">
            <text:p>59.57</text:p>
          </table:table-cell>
          <table:table-cell table:formula="of:=[.E65]*2" office:value-type="float" office:value="119.140625" calcext:value-type="float">
            <text:p>119.14</text:p>
          </table:table-cell>
        </table:table-row>
        <table:table-row table:style-name="ro1">
          <table:table-cell/>
          <table:table-cell table:formula="of:=[.B65]+(2000)" office:value-type="float" office:value="124000" calcext:value-type="float">
            <text:p>124,000</text:p>
          </table:table-cell>
          <table:table-cell table:formula="of:=[.$C$4]/(2*[.B66])" office:value-type="float" office:value="0.0330322580645161" calcext:value-type="float">
            <text:p>0.033</text:p>
          </table:table-cell>
          <table:table-cell table:formula="of:=1/[.C66]" office:value-type="float" office:value="30.2734375" calcext:value-type="float">
            <text:p>30.27</text:p>
          </table:table-cell>
          <table:table-cell table:formula="of:=1/(([.$C$4]/2)/(2*[.B66]))" office:value-type="float" office:value="60.546875" calcext:value-type="float">
            <text:p>60.55</text:p>
          </table:table-cell>
          <table:table-cell table:formula="of:=[.E66]*2" office:value-type="float" office:value="121.09375" calcext:value-type="float">
            <text:p>121.09</text:p>
          </table:table-cell>
        </table:table-row>
        <table:table-row table:style-name="ro1">
          <table:table-cell/>
          <table:table-cell table:formula="of:=[.B66]+(2000)" office:value-type="float" office:value="126000" calcext:value-type="float">
            <text:p>126,000</text:p>
          </table:table-cell>
          <table:table-cell table:formula="of:=[.$C$4]/(2*[.B67])" office:value-type="float" office:value="0.0325079365079365" calcext:value-type="float">
            <text:p>0.033</text:p>
          </table:table-cell>
          <table:table-cell table:formula="of:=1/[.C67]" office:value-type="float" office:value="30.76171875" calcext:value-type="float">
            <text:p>30.76</text:p>
          </table:table-cell>
          <table:table-cell table:formula="of:=1/(([.$C$4]/2)/(2*[.B67]))" office:value-type="float" office:value="61.5234375" calcext:value-type="float">
            <text:p>61.52</text:p>
          </table:table-cell>
          <table:table-cell table:formula="of:=[.E67]*2" office:value-type="float" office:value="123.046875" calcext:value-type="float">
            <text:p>123.05</text:p>
          </table:table-cell>
        </table:table-row>
        <table:table-row table:style-name="ro1">
          <table:table-cell/>
          <table:table-cell table:formula="of:=[.B67]+(2000)" office:value-type="float" office:value="128000" calcext:value-type="float">
            <text:p>128,000</text:p>
          </table:table-cell>
          <table:table-cell table:formula="of:=[.$C$4]/(2*[.B68])" office:value-type="float" office:value="0.032" calcext:value-type="float">
            <text:p>0.032</text:p>
          </table:table-cell>
          <table:table-cell table:formula="of:=1/[.C68]" office:value-type="float" office:value="31.25" calcext:value-type="float">
            <text:p>31.25</text:p>
          </table:table-cell>
          <table:table-cell table:formula="of:=1/(([.$C$4]/2)/(2*[.B68]))" office:value-type="float" office:value="62.5" calcext:value-type="float">
            <text:p>62.50</text:p>
          </table:table-cell>
          <table:table-cell table:formula="of:=[.E68]*2" office:value-type="float" office:value="125" calcext:value-type="float">
            <text:p>125.00</text:p>
          </table:table-cell>
        </table:table-row>
        <table:table-row table:style-name="ro1">
          <table:table-cell/>
          <table:table-cell table:formula="of:=[.B68]+(2000)" office:value-type="float" office:value="130000" calcext:value-type="float">
            <text:p>130,000</text:p>
          </table:table-cell>
          <table:table-cell table:formula="of:=[.$C$4]/(2*[.B69])" office:value-type="float" office:value="0.0315076923076923" calcext:value-type="float">
            <text:p>0.032</text:p>
          </table:table-cell>
          <table:table-cell table:formula="of:=1/[.C69]" office:value-type="float" office:value="31.73828125" calcext:value-type="float">
            <text:p>31.74</text:p>
          </table:table-cell>
          <table:table-cell table:formula="of:=1/(([.$C$4]/2)/(2*[.B69]))" office:value-type="float" office:value="63.4765625" calcext:value-type="float">
            <text:p>63.48</text:p>
          </table:table-cell>
          <table:table-cell table:formula="of:=[.E69]*2" office:value-type="float" office:value="126.953125" calcext:value-type="float">
            <text:p>126.95</text:p>
          </table:table-cell>
        </table:table-row>
        <table:table-row table:style-name="ro1">
          <table:table-cell/>
          <table:table-cell table:formula="of:=[.B69]+(2000)" office:value-type="float" office:value="132000" calcext:value-type="float">
            <text:p>132,000</text:p>
          </table:table-cell>
          <table:table-cell table:formula="of:=[.$C$4]/(2*[.B70])" office:value-type="float" office:value="0.031030303030303" calcext:value-type="float">
            <text:p>0.031</text:p>
          </table:table-cell>
          <table:table-cell table:formula="of:=1/[.C70]" office:value-type="float" office:value="32.2265625" calcext:value-type="float">
            <text:p>32.23</text:p>
          </table:table-cell>
          <table:table-cell table:formula="of:=1/(([.$C$4]/2)/(2*[.B70]))" office:value-type="float" office:value="64.453125" calcext:value-type="float">
            <text:p>64.45</text:p>
          </table:table-cell>
          <table:table-cell table:formula="of:=[.E70]*2" office:value-type="float" office:value="128.90625" calcext:value-type="float">
            <text:p>128.91</text:p>
          </table:table-cell>
        </table:table-row>
        <table:table-row table:style-name="ro1">
          <table:table-cell/>
          <table:table-cell table:formula="of:=[.B70]+(2000)" office:value-type="float" office:value="134000" calcext:value-type="float">
            <text:p>134,000</text:p>
          </table:table-cell>
          <table:table-cell table:formula="of:=[.$C$4]/(2*[.B71])" office:value-type="float" office:value="0.0305671641791045" calcext:value-type="float">
            <text:p>0.031</text:p>
          </table:table-cell>
          <table:table-cell table:formula="of:=1/[.C71]" office:value-type="float" office:value="32.71484375" calcext:value-type="float">
            <text:p>32.71</text:p>
          </table:table-cell>
          <table:table-cell table:formula="of:=1/(([.$C$4]/2)/(2*[.B71]))" office:value-type="float" office:value="65.4296875" calcext:value-type="float">
            <text:p>65.43</text:p>
          </table:table-cell>
          <table:table-cell table:formula="of:=[.E71]*2" office:value-type="float" office:value="130.859375" calcext:value-type="float">
            <text:p>130.86</text:p>
          </table:table-cell>
        </table:table-row>
        <table:table-row table:style-name="ro1">
          <table:table-cell/>
          <table:table-cell table:formula="of:=[.B71]+(2000)" office:value-type="float" office:value="136000" calcext:value-type="float">
            <text:p>136,000</text:p>
          </table:table-cell>
          <table:table-cell table:formula="of:=[.$C$4]/(2*[.B72])" office:value-type="float" office:value="0.0301176470588235" calcext:value-type="float">
            <text:p>0.030</text:p>
          </table:table-cell>
          <table:table-cell table:formula="of:=1/[.C72]" office:value-type="float" office:value="33.203125" calcext:value-type="float">
            <text:p>33.20</text:p>
          </table:table-cell>
          <table:table-cell table:formula="of:=1/(([.$C$4]/2)/(2*[.B72]))" office:value-type="float" office:value="66.40625" calcext:value-type="float">
            <text:p>66.41</text:p>
          </table:table-cell>
          <table:table-cell table:formula="of:=[.E72]*2" office:value-type="float" office:value="132.8125" calcext:value-type="float">
            <text:p>132.81</text:p>
          </table:table-cell>
        </table:table-row>
        <table:table-row table:style-name="ro1">
          <table:table-cell/>
          <table:table-cell table:formula="of:=[.B72]+(2000)" office:value-type="float" office:value="138000" calcext:value-type="float">
            <text:p>138,000</text:p>
          </table:table-cell>
          <table:table-cell table:formula="of:=[.$C$4]/(2*[.B73])" office:value-type="float" office:value="0.0296811594202898" calcext:value-type="float">
            <text:p>0.030</text:p>
          </table:table-cell>
          <table:table-cell table:formula="of:=1/[.C73]" office:value-type="float" office:value="33.69140625" calcext:value-type="float">
            <text:p>33.69</text:p>
          </table:table-cell>
          <table:table-cell table:formula="of:=1/(([.$C$4]/2)/(2*[.B73]))" office:value-type="float" office:value="67.3828125" calcext:value-type="float">
            <text:p>67.38</text:p>
          </table:table-cell>
          <table:table-cell table:formula="of:=[.E73]*2" office:value-type="float" office:value="134.765625" calcext:value-type="float">
            <text:p>134.77</text:p>
          </table:table-cell>
        </table:table-row>
        <table:table-row table:style-name="ro1">
          <table:table-cell/>
          <table:table-cell table:formula="of:=[.B73]+(2000)" office:value-type="float" office:value="140000" calcext:value-type="float">
            <text:p>140,000</text:p>
          </table:table-cell>
          <table:table-cell table:formula="of:=[.$C$4]/(2*[.B74])" office:value-type="float" office:value="0.0292571428571429" calcext:value-type="float">
            <text:p>0.029</text:p>
          </table:table-cell>
          <table:table-cell table:formula="of:=1/[.C74]" office:value-type="float" office:value="34.1796875" calcext:value-type="float">
            <text:p>34.18</text:p>
          </table:table-cell>
          <table:table-cell table:formula="of:=1/(([.$C$4]/2)/(2*[.B74]))" office:value-type="float" office:value="68.359375" calcext:value-type="float">
            <text:p>68.36</text:p>
          </table:table-cell>
          <table:table-cell table:formula="of:=[.E74]*2" office:value-type="float" office:value="136.71875" calcext:value-type="float">
            <text:p>136.72</text:p>
          </table:table-cell>
        </table:table-row>
        <table:table-row table:style-name="ro1">
          <table:table-cell/>
          <table:table-cell table:formula="of:=[.B74]+(2000)" office:value-type="float" office:value="142000" calcext:value-type="float">
            <text:p>142,000</text:p>
          </table:table-cell>
          <table:table-cell table:formula="of:=[.$C$4]/(2*[.B75])" office:value-type="float" office:value="0.0288450704225352" calcext:value-type="float">
            <text:p>0.029</text:p>
          </table:table-cell>
          <table:table-cell table:formula="of:=1/[.C75]" office:value-type="float" office:value="34.66796875" calcext:value-type="float">
            <text:p>34.67</text:p>
          </table:table-cell>
          <table:table-cell table:formula="of:=1/(([.$C$4]/2)/(2*[.B75]))" office:value-type="float" office:value="69.3359375" calcext:value-type="float">
            <text:p>69.34</text:p>
          </table:table-cell>
          <table:table-cell table:formula="of:=[.E75]*2" office:value-type="float" office:value="138.671875" calcext:value-type="float">
            <text:p>138.67</text:p>
          </table:table-cell>
        </table:table-row>
        <table:table-row table:style-name="ro1">
          <table:table-cell/>
          <table:table-cell table:formula="of:=[.B75]+(2000)" office:value-type="float" office:value="144000" calcext:value-type="float">
            <text:p>144,000</text:p>
          </table:table-cell>
          <table:table-cell table:formula="of:=[.$C$4]/(2*[.B76])" office:value-type="float" office:value="0.0284444444444444" calcext:value-type="float">
            <text:p>0.028</text:p>
          </table:table-cell>
          <table:table-cell table:formula="of:=1/[.C76]" office:value-type="float" office:value="35.15625" calcext:value-type="float">
            <text:p>35.16</text:p>
          </table:table-cell>
          <table:table-cell table:formula="of:=1/(([.$C$4]/2)/(2*[.B76]))" office:value-type="float" office:value="70.3125" calcext:value-type="float">
            <text:p>70.31</text:p>
          </table:table-cell>
          <table:table-cell table:formula="of:=[.E76]*2" office:value-type="float" office:value="140.625" calcext:value-type="float">
            <text:p>140.63</text:p>
          </table:table-cell>
        </table:table-row>
        <table:table-row table:style-name="ro1">
          <table:table-cell/>
          <table:table-cell table:formula="of:=[.B76]+(2000)" office:value-type="float" office:value="146000" calcext:value-type="float">
            <text:p>146,000</text:p>
          </table:table-cell>
          <table:table-cell table:formula="of:=[.$C$4]/(2*[.B77])" office:value-type="float" office:value="0.0280547945205479" calcext:value-type="float">
            <text:p>0.028</text:p>
          </table:table-cell>
          <table:table-cell table:formula="of:=1/[.C77]" office:value-type="float" office:value="35.64453125" calcext:value-type="float">
            <text:p>35.64</text:p>
          </table:table-cell>
          <table:table-cell table:formula="of:=1/(([.$C$4]/2)/(2*[.B77]))" office:value-type="float" office:value="71.2890625" calcext:value-type="float">
            <text:p>71.29</text:p>
          </table:table-cell>
          <table:table-cell table:formula="of:=[.E77]*2" office:value-type="float" office:value="142.578125" calcext:value-type="float">
            <text:p>142.58</text:p>
          </table:table-cell>
        </table:table-row>
        <table:table-row table:style-name="ro1">
          <table:table-cell/>
          <table:table-cell table:formula="of:=[.B77]+(2000)" office:value-type="float" office:value="148000" calcext:value-type="float">
            <text:p>148,000</text:p>
          </table:table-cell>
          <table:table-cell table:formula="of:=[.$C$4]/(2*[.B78])" office:value-type="float" office:value="0.0276756756756757" calcext:value-type="float">
            <text:p>0.028</text:p>
          </table:table-cell>
          <table:table-cell table:formula="of:=1/[.C78]" office:value-type="float" office:value="36.1328125" calcext:value-type="float">
            <text:p>36.13</text:p>
          </table:table-cell>
          <table:table-cell table:formula="of:=1/(([.$C$4]/2)/(2*[.B78]))" office:value-type="float" office:value="72.265625" calcext:value-type="float">
            <text:p>72.27</text:p>
          </table:table-cell>
          <table:table-cell table:formula="of:=[.E78]*2" office:value-type="float" office:value="144.53125" calcext:value-type="float">
            <text:p>144.53</text:p>
          </table:table-cell>
        </table:table-row>
        <table:table-row table:style-name="ro1">
          <table:table-cell/>
          <table:table-cell table:formula="of:=[.B78]+(2000)" office:value-type="float" office:value="150000" calcext:value-type="float">
            <text:p>150,000</text:p>
          </table:table-cell>
          <table:table-cell table:formula="of:=[.$C$4]/(2*[.B79])" office:value-type="float" office:value="0.0273066666666667" calcext:value-type="float">
            <text:p>0.027</text:p>
          </table:table-cell>
          <table:table-cell table:formula="of:=1/[.C79]" office:value-type="float" office:value="36.62109375" calcext:value-type="float">
            <text:p>36.62</text:p>
          </table:table-cell>
          <table:table-cell table:formula="of:=1/(([.$C$4]/2)/(2*[.B79]))" office:value-type="float" office:value="73.2421875" calcext:value-type="float">
            <text:p>73.24</text:p>
          </table:table-cell>
          <table:table-cell table:formula="of:=[.E79]*2" office:value-type="float" office:value="146.484375" calcext:value-type="float">
            <text:p>146.48</text:p>
          </table:table-cell>
        </table:table-row>
        <table:table-row table:style-name="ro1">
          <table:table-cell/>
          <table:table-cell table:formula="of:=[.B79]+(2000)" office:value-type="float" office:value="152000" calcext:value-type="float">
            <text:p>152,000</text:p>
          </table:table-cell>
          <table:table-cell table:formula="of:=[.$C$4]/(2*[.B80])" office:value-type="float" office:value="0.0269473684210526" calcext:value-type="float">
            <text:p>0.027</text:p>
          </table:table-cell>
          <table:table-cell table:formula="of:=1/[.C80]" office:value-type="float" office:value="37.109375" calcext:value-type="float">
            <text:p>37.11</text:p>
          </table:table-cell>
          <table:table-cell table:formula="of:=1/(([.$C$4]/2)/(2*[.B80]))" office:value-type="float" office:value="74.21875" calcext:value-type="float">
            <text:p>74.22</text:p>
          </table:table-cell>
          <table:table-cell table:formula="of:=[.E80]*2" office:value-type="float" office:value="148.4375" calcext:value-type="float">
            <text:p>148.44</text:p>
          </table:table-cell>
        </table:table-row>
        <table:table-row table:style-name="ro1">
          <table:table-cell/>
          <table:table-cell table:formula="of:=[.B80]+(2000)" office:value-type="float" office:value="154000" calcext:value-type="float">
            <text:p>154,000</text:p>
          </table:table-cell>
          <table:table-cell table:formula="of:=[.$C$4]/(2*[.B81])" office:value-type="float" office:value="0.0265974025974026" calcext:value-type="float">
            <text:p>0.027</text:p>
          </table:table-cell>
          <table:table-cell table:formula="of:=1/[.C81]" office:value-type="float" office:value="37.59765625" calcext:value-type="float">
            <text:p>37.60</text:p>
          </table:table-cell>
          <table:table-cell table:formula="of:=1/(([.$C$4]/2)/(2*[.B81]))" office:value-type="float" office:value="75.1953125" calcext:value-type="float">
            <text:p>75.20</text:p>
          </table:table-cell>
          <table:table-cell table:formula="of:=[.E81]*2" office:value-type="float" office:value="150.390625" calcext:value-type="float">
            <text:p>150.39</text:p>
          </table:table-cell>
        </table:table-row>
        <table:table-row table:style-name="ro1">
          <table:table-cell/>
          <table:table-cell table:formula="of:=[.B81]+(2000)" office:value-type="float" office:value="156000" calcext:value-type="float">
            <text:p>156,000</text:p>
          </table:table-cell>
          <table:table-cell table:formula="of:=[.$C$4]/(2*[.B82])" office:value-type="float" office:value="0.0262564102564103" calcext:value-type="float">
            <text:p>0.026</text:p>
          </table:table-cell>
          <table:table-cell table:formula="of:=1/[.C82]" office:value-type="float" office:value="38.0859375" calcext:value-type="float">
            <text:p>38.09</text:p>
          </table:table-cell>
          <table:table-cell table:formula="of:=1/(([.$C$4]/2)/(2*[.B82]))" office:value-type="float" office:value="76.171875" calcext:value-type="float">
            <text:p>76.17</text:p>
          </table:table-cell>
          <table:table-cell table:formula="of:=[.E82]*2" office:value-type="float" office:value="152.34375" calcext:value-type="float">
            <text:p>152.34</text:p>
          </table:table-cell>
        </table:table-row>
        <table:table-row table:style-name="ro1">
          <table:table-cell/>
          <table:table-cell table:formula="of:=[.B82]+(2000)" office:value-type="float" office:value="158000" calcext:value-type="float">
            <text:p>158,000</text:p>
          </table:table-cell>
          <table:table-cell table:formula="of:=[.$C$4]/(2*[.B83])" office:value-type="float" office:value="0.0259240506329114" calcext:value-type="float">
            <text:p>0.026</text:p>
          </table:table-cell>
          <table:table-cell table:formula="of:=1/[.C83]" office:value-type="float" office:value="38.57421875" calcext:value-type="float">
            <text:p>38.57</text:p>
          </table:table-cell>
          <table:table-cell table:formula="of:=1/(([.$C$4]/2)/(2*[.B83]))" office:value-type="float" office:value="77.1484375" calcext:value-type="float">
            <text:p>77.15</text:p>
          </table:table-cell>
          <table:table-cell table:formula="of:=[.E83]*2" office:value-type="float" office:value="154.296875" calcext:value-type="float">
            <text:p>154.30</text:p>
          </table:table-cell>
        </table:table-row>
        <table:table-row table:style-name="ro1">
          <table:table-cell/>
          <table:table-cell table:formula="of:=[.B83]+(2000)" office:value-type="float" office:value="160000" calcext:value-type="float">
            <text:p>160,000</text:p>
          </table:table-cell>
          <table:table-cell table:formula="of:=[.$C$4]/(2*[.B84])" office:value-type="float" office:value="0.0256" calcext:value-type="float">
            <text:p>0.026</text:p>
          </table:table-cell>
          <table:table-cell table:formula="of:=1/[.C84]" office:value-type="float" office:value="39.0625" calcext:value-type="float">
            <text:p>39.06</text:p>
          </table:table-cell>
          <table:table-cell table:formula="of:=1/(([.$C$4]/2)/(2*[.B84]))" office:value-type="float" office:value="78.125" calcext:value-type="float">
            <text:p>78.13</text:p>
          </table:table-cell>
          <table:table-cell table:formula="of:=[.E84]*2" office:value-type="float" office:value="156.25" calcext:value-type="float">
            <text:p>156.25</text:p>
          </table:table-cell>
        </table:table-row>
        <table:table-row table:style-name="ro1">
          <table:table-cell/>
          <table:table-cell table:formula="of:=[.B84]+(2000)" office:value-type="float" office:value="162000" calcext:value-type="float">
            <text:p>162,000</text:p>
          </table:table-cell>
          <table:table-cell table:formula="of:=[.$C$4]/(2*[.B85])" office:value-type="float" office:value="0.0252839506172839" calcext:value-type="float">
            <text:p>0.025</text:p>
          </table:table-cell>
          <table:table-cell table:formula="of:=1/[.C85]" office:value-type="float" office:value="39.55078125" calcext:value-type="float">
            <text:p>39.55</text:p>
          </table:table-cell>
          <table:table-cell table:formula="of:=1/(([.$C$4]/2)/(2*[.B85]))" office:value-type="float" office:value="79.1015625" calcext:value-type="float">
            <text:p>79.10</text:p>
          </table:table-cell>
          <table:table-cell table:formula="of:=[.E85]*2" office:value-type="float" office:value="158.203125" calcext:value-type="float">
            <text:p>158.20</text:p>
          </table:table-cell>
        </table:table-row>
        <table:table-row table:style-name="ro1">
          <table:table-cell/>
          <table:table-cell table:formula="of:=[.B85]+(2000)" office:value-type="float" office:value="164000" calcext:value-type="float">
            <text:p>164,000</text:p>
          </table:table-cell>
          <table:table-cell table:formula="of:=[.$C$4]/(2*[.B86])" office:value-type="float" office:value="0.0249756097560976" calcext:value-type="float">
            <text:p>0.025</text:p>
          </table:table-cell>
          <table:table-cell table:formula="of:=1/[.C86]" office:value-type="float" office:value="40.0390625" calcext:value-type="float">
            <text:p>40.04</text:p>
          </table:table-cell>
          <table:table-cell table:formula="of:=1/(([.$C$4]/2)/(2*[.B86]))" office:value-type="float" office:value="80.078125" calcext:value-type="float">
            <text:p>80.08</text:p>
          </table:table-cell>
          <table:table-cell table:formula="of:=[.E86]*2" office:value-type="float" office:value="160.15625" calcext:value-type="float">
            <text:p>160.16</text:p>
          </table:table-cell>
        </table:table-row>
        <table:table-row table:style-name="ro1">
          <table:table-cell/>
          <table:table-cell table:formula="of:=[.B86]+(2000)" office:value-type="float" office:value="166000" calcext:value-type="float">
            <text:p>166,000</text:p>
          </table:table-cell>
          <table:table-cell table:formula="of:=[.$C$4]/(2*[.B87])" office:value-type="float" office:value="0.0246746987951807" calcext:value-type="float">
            <text:p>0.025</text:p>
          </table:table-cell>
          <table:table-cell table:formula="of:=1/[.C87]" office:value-type="float" office:value="40.52734375" calcext:value-type="float">
            <text:p>40.53</text:p>
          </table:table-cell>
          <table:table-cell table:formula="of:=1/(([.$C$4]/2)/(2*[.B87]))" office:value-type="float" office:value="81.0546875" calcext:value-type="float">
            <text:p>81.05</text:p>
          </table:table-cell>
          <table:table-cell table:formula="of:=[.E87]*2" office:value-type="float" office:value="162.109375" calcext:value-type="float">
            <text:p>162.11</text:p>
          </table:table-cell>
        </table:table-row>
        <table:table-row table:style-name="ro1">
          <table:table-cell/>
          <table:table-cell table:formula="of:=[.B87]+(2000)" office:value-type="float" office:value="168000" calcext:value-type="float">
            <text:p>168,000</text:p>
          </table:table-cell>
          <table:table-cell table:formula="of:=[.$C$4]/(2*[.B88])" office:value-type="float" office:value="0.0243809523809524" calcext:value-type="float">
            <text:p>0.024</text:p>
          </table:table-cell>
          <table:table-cell table:formula="of:=1/[.C88]" office:value-type="float" office:value="41.015625" calcext:value-type="float">
            <text:p>41.02</text:p>
          </table:table-cell>
          <table:table-cell table:formula="of:=1/(([.$C$4]/2)/(2*[.B88]))" office:value-type="float" office:value="82.03125" calcext:value-type="float">
            <text:p>82.03</text:p>
          </table:table-cell>
          <table:table-cell table:formula="of:=[.E88]*2" office:value-type="float" office:value="164.0625" calcext:value-type="float">
            <text:p>164.06</text:p>
          </table:table-cell>
        </table:table-row>
        <table:table-row table:style-name="ro1">
          <table:table-cell/>
          <table:table-cell table:formula="of:=[.B88]+(2000)" office:value-type="float" office:value="170000" calcext:value-type="float">
            <text:p>170,000</text:p>
          </table:table-cell>
          <table:table-cell table:formula="of:=[.$C$4]/(2*[.B89])" office:value-type="float" office:value="0.0240941176470588" calcext:value-type="float">
            <text:p>0.024</text:p>
          </table:table-cell>
          <table:table-cell table:formula="of:=1/[.C89]" office:value-type="float" office:value="41.50390625" calcext:value-type="float">
            <text:p>41.50</text:p>
          </table:table-cell>
          <table:table-cell table:formula="of:=1/(([.$C$4]/2)/(2*[.B89]))" office:value-type="float" office:value="83.0078125" calcext:value-type="float">
            <text:p>83.01</text:p>
          </table:table-cell>
          <table:table-cell table:formula="of:=[.E89]*2" office:value-type="float" office:value="166.015625" calcext:value-type="float">
            <text:p>166.02</text:p>
          </table:table-cell>
        </table:table-row>
        <table:table-row table:style-name="ro1">
          <table:table-cell/>
          <table:table-cell table:formula="of:=[.B89]+(2000)" office:value-type="float" office:value="172000" calcext:value-type="float">
            <text:p>172,000</text:p>
          </table:table-cell>
          <table:table-cell table:formula="of:=[.$C$4]/(2*[.B90])" office:value-type="float" office:value="0.0238139534883721" calcext:value-type="float">
            <text:p>0.024</text:p>
          </table:table-cell>
          <table:table-cell table:formula="of:=1/[.C90]" office:value-type="float" office:value="41.9921875" calcext:value-type="float">
            <text:p>41.99</text:p>
          </table:table-cell>
          <table:table-cell table:formula="of:=1/(([.$C$4]/2)/(2*[.B90]))" office:value-type="float" office:value="83.984375" calcext:value-type="float">
            <text:p>83.98</text:p>
          </table:table-cell>
          <table:table-cell table:formula="of:=[.E90]*2" office:value-type="float" office:value="167.96875" calcext:value-type="float">
            <text:p>167.97</text:p>
          </table:table-cell>
        </table:table-row>
        <table:table-row table:style-name="ro1">
          <table:table-cell/>
          <table:table-cell table:formula="of:=[.B90]+(2000)" office:value-type="float" office:value="174000" calcext:value-type="float">
            <text:p>174,000</text:p>
          </table:table-cell>
          <table:table-cell table:formula="of:=[.$C$4]/(2*[.B91])" office:value-type="float" office:value="0.0235402298850575" calcext:value-type="float">
            <text:p>0.024</text:p>
          </table:table-cell>
          <table:table-cell table:formula="of:=1/[.C91]" office:value-type="float" office:value="42.48046875" calcext:value-type="float">
            <text:p>42.48</text:p>
          </table:table-cell>
          <table:table-cell table:formula="of:=1/(([.$C$4]/2)/(2*[.B91]))" office:value-type="float" office:value="84.9609375" calcext:value-type="float">
            <text:p>84.96</text:p>
          </table:table-cell>
          <table:table-cell table:formula="of:=[.E91]*2" office:value-type="float" office:value="169.921875" calcext:value-type="float">
            <text:p>169.92</text:p>
          </table:table-cell>
        </table:table-row>
        <table:table-row table:style-name="ro1">
          <table:table-cell/>
          <table:table-cell table:formula="of:=[.B91]+(2000)" office:value-type="float" office:value="176000" calcext:value-type="float">
            <text:p>176,000</text:p>
          </table:table-cell>
          <table:table-cell table:formula="of:=[.$C$4]/(2*[.B92])" office:value-type="float" office:value="0.0232727272727273" calcext:value-type="float">
            <text:p>0.023</text:p>
          </table:table-cell>
          <table:table-cell table:formula="of:=1/[.C92]" office:value-type="float" office:value="42.96875" calcext:value-type="float">
            <text:p>42.97</text:p>
          </table:table-cell>
          <table:table-cell table:formula="of:=1/(([.$C$4]/2)/(2*[.B92]))" office:value-type="float" office:value="85.9375" calcext:value-type="float">
            <text:p>85.94</text:p>
          </table:table-cell>
          <table:table-cell table:formula="of:=[.E92]*2" office:value-type="float" office:value="171.875" calcext:value-type="float">
            <text:p>171.88</text:p>
          </table:table-cell>
        </table:table-row>
        <table:table-row table:style-name="ro1">
          <table:table-cell/>
          <table:table-cell table:formula="of:=[.B92]+(2000)" office:value-type="float" office:value="178000" calcext:value-type="float">
            <text:p>178,000</text:p>
          </table:table-cell>
          <table:table-cell table:formula="of:=[.$C$4]/(2*[.B93])" office:value-type="float" office:value="0.0230112359550562" calcext:value-type="float">
            <text:p>0.023</text:p>
          </table:table-cell>
          <table:table-cell table:formula="of:=1/[.C93]" office:value-type="float" office:value="43.45703125" calcext:value-type="float">
            <text:p>43.46</text:p>
          </table:table-cell>
          <table:table-cell table:formula="of:=1/(([.$C$4]/2)/(2*[.B93]))" office:value-type="float" office:value="86.9140625" calcext:value-type="float">
            <text:p>86.91</text:p>
          </table:table-cell>
          <table:table-cell table:formula="of:=[.E93]*2" office:value-type="float" office:value="173.828125" calcext:value-type="float">
            <text:p>173.83</text:p>
          </table:table-cell>
        </table:table-row>
        <table:table-row table:style-name="ro1">
          <table:table-cell/>
          <table:table-cell table:formula="of:=[.B93]+(2000)" office:value-type="float" office:value="180000" calcext:value-type="float">
            <text:p>180,000</text:p>
          </table:table-cell>
          <table:table-cell table:formula="of:=[.$C$4]/(2*[.B94])" office:value-type="float" office:value="0.0227555555555556" calcext:value-type="float">
            <text:p>0.023</text:p>
          </table:table-cell>
          <table:table-cell table:formula="of:=1/[.C94]" office:value-type="float" office:value="43.9453125" calcext:value-type="float">
            <text:p>43.95</text:p>
          </table:table-cell>
          <table:table-cell table:formula="of:=1/(([.$C$4]/2)/(2*[.B94]))" office:value-type="float" office:value="87.890625" calcext:value-type="float">
            <text:p>87.89</text:p>
          </table:table-cell>
          <table:table-cell table:formula="of:=[.E94]*2" office:value-type="float" office:value="175.78125" calcext:value-type="float">
            <text:p>175.78</text:p>
          </table:table-cell>
        </table:table-row>
        <table:table-row table:style-name="ro1">
          <table:table-cell/>
          <table:table-cell table:formula="of:=[.B94]+(2000)" office:value-type="float" office:value="182000" calcext:value-type="float">
            <text:p>182,000</text:p>
          </table:table-cell>
          <table:table-cell table:formula="of:=[.$C$4]/(2*[.B95])" office:value-type="float" office:value="0.0225054945054945" calcext:value-type="float">
            <text:p>0.023</text:p>
          </table:table-cell>
          <table:table-cell table:formula="of:=1/[.C95]" office:value-type="float" office:value="44.43359375" calcext:value-type="float">
            <text:p>44.43</text:p>
          </table:table-cell>
          <table:table-cell table:formula="of:=1/(([.$C$4]/2)/(2*[.B95]))" office:value-type="float" office:value="88.8671875" calcext:value-type="float">
            <text:p>88.87</text:p>
          </table:table-cell>
          <table:table-cell table:formula="of:=[.E95]*2" office:value-type="float" office:value="177.734375" calcext:value-type="float">
            <text:p>177.73</text:p>
          </table:table-cell>
        </table:table-row>
        <table:table-row table:style-name="ro1">
          <table:table-cell/>
          <table:table-cell table:formula="of:=[.B95]+(2000)" office:value-type="float" office:value="184000" calcext:value-type="float">
            <text:p>184,000</text:p>
          </table:table-cell>
          <table:table-cell table:formula="of:=[.$C$4]/(2*[.B96])" office:value-type="float" office:value="0.0222608695652174" calcext:value-type="float">
            <text:p>0.022</text:p>
          </table:table-cell>
          <table:table-cell table:formula="of:=1/[.C96]" office:value-type="float" office:value="44.921875" calcext:value-type="float">
            <text:p>44.92</text:p>
          </table:table-cell>
          <table:table-cell table:formula="of:=1/(([.$C$4]/2)/(2*[.B96]))" office:value-type="float" office:value="89.84375" calcext:value-type="float">
            <text:p>89.84</text:p>
          </table:table-cell>
          <table:table-cell table:formula="of:=[.E96]*2" office:value-type="float" office:value="179.6875" calcext:value-type="float">
            <text:p>179.69</text:p>
          </table:table-cell>
        </table:table-row>
        <table:table-row table:style-name="ro1">
          <table:table-cell/>
          <table:table-cell table:formula="of:=[.B96]+(2000)" office:value-type="float" office:value="186000" calcext:value-type="float">
            <text:p>186,000</text:p>
          </table:table-cell>
          <table:table-cell table:formula="of:=[.$C$4]/(2*[.B97])" office:value-type="float" office:value="0.0220215053763441" calcext:value-type="float">
            <text:p>0.022</text:p>
          </table:table-cell>
          <table:table-cell table:formula="of:=1/[.C97]" office:value-type="float" office:value="45.41015625" calcext:value-type="float">
            <text:p>45.41</text:p>
          </table:table-cell>
          <table:table-cell table:formula="of:=1/(([.$C$4]/2)/(2*[.B97]))" office:value-type="float" office:value="90.8203125" calcext:value-type="float">
            <text:p>90.82</text:p>
          </table:table-cell>
          <table:table-cell table:formula="of:=[.E97]*2" office:value-type="float" office:value="181.640625" calcext:value-type="float">
            <text:p>181.64</text:p>
          </table:table-cell>
        </table:table-row>
        <table:table-row table:style-name="ro1">
          <table:table-cell/>
          <table:table-cell table:formula="of:=[.B97]+(2000)" office:value-type="float" office:value="188000" calcext:value-type="float">
            <text:p>188,000</text:p>
          </table:table-cell>
          <table:table-cell table:formula="of:=[.$C$4]/(2*[.B98])" office:value-type="float" office:value="0.0217872340425532" calcext:value-type="float">
            <text:p>0.022</text:p>
          </table:table-cell>
          <table:table-cell table:formula="of:=1/[.C98]" office:value-type="float" office:value="45.8984375" calcext:value-type="float">
            <text:p>45.90</text:p>
          </table:table-cell>
          <table:table-cell table:formula="of:=1/(([.$C$4]/2)/(2*[.B98]))" office:value-type="float" office:value="91.796875" calcext:value-type="float">
            <text:p>91.80</text:p>
          </table:table-cell>
          <table:table-cell table:formula="of:=[.E98]*2" office:value-type="float" office:value="183.59375" calcext:value-type="float">
            <text:p>183.59</text:p>
          </table:table-cell>
        </table:table-row>
        <table:table-row table:style-name="ro1">
          <table:table-cell/>
          <table:table-cell table:formula="of:=[.B98]+(2000)" office:value-type="float" office:value="190000" calcext:value-type="float">
            <text:p>190,000</text:p>
          </table:table-cell>
          <table:table-cell table:formula="of:=[.$C$4]/(2*[.B99])" office:value-type="float" office:value="0.0215578947368421" calcext:value-type="float">
            <text:p>0.022</text:p>
          </table:table-cell>
          <table:table-cell table:formula="of:=1/[.C99]" office:value-type="float" office:value="46.38671875" calcext:value-type="float">
            <text:p>46.39</text:p>
          </table:table-cell>
          <table:table-cell table:formula="of:=1/(([.$C$4]/2)/(2*[.B99]))" office:value-type="float" office:value="92.7734375" calcext:value-type="float">
            <text:p>92.77</text:p>
          </table:table-cell>
          <table:table-cell table:formula="of:=[.E99]*2" office:value-type="float" office:value="185.546875" calcext:value-type="float">
            <text:p>185.55</text:p>
          </table:table-cell>
        </table:table-row>
        <table:table-row table:style-name="ro1">
          <table:table-cell/>
          <table:table-cell table:formula="of:=[.B99]+(2000)" office:value-type="float" office:value="192000" calcext:value-type="float">
            <text:p>192,000</text:p>
          </table:table-cell>
          <table:table-cell table:formula="of:=[.$C$4]/(2*[.B100])" office:value-type="float" office:value="0.0213333333333333" calcext:value-type="float">
            <text:p>0.021</text:p>
          </table:table-cell>
          <table:table-cell table:formula="of:=1/[.C100]" office:value-type="float" office:value="46.875" calcext:value-type="float">
            <text:p>46.88</text:p>
          </table:table-cell>
          <table:table-cell table:formula="of:=1/(([.$C$4]/2)/(2*[.B100]))" office:value-type="float" office:value="93.75" calcext:value-type="float">
            <text:p>93.75</text:p>
          </table:table-cell>
          <table:table-cell table:formula="of:=[.E100]*2" office:value-type="float" office:value="187.5" calcext:value-type="float">
            <text:p>187.50</text:p>
          </table:table-cell>
        </table:table-row>
        <table:table-row table:style-name="ro1">
          <table:table-cell/>
          <table:table-cell table:formula="of:=[.B100]+(2000)" office:value-type="float" office:value="194000" calcext:value-type="float">
            <text:p>194,000</text:p>
          </table:table-cell>
          <table:table-cell table:formula="of:=[.$C$4]/(2*[.B101])" office:value-type="float" office:value="0.0211134020618557" calcext:value-type="float">
            <text:p>0.021</text:p>
          </table:table-cell>
          <table:table-cell table:formula="of:=1/[.C101]" office:value-type="float" office:value="47.36328125" calcext:value-type="float">
            <text:p>47.36</text:p>
          </table:table-cell>
          <table:table-cell table:formula="of:=1/(([.$C$4]/2)/(2*[.B101]))" office:value-type="float" office:value="94.7265625" calcext:value-type="float">
            <text:p>94.73</text:p>
          </table:table-cell>
          <table:table-cell table:formula="of:=[.E101]*2" office:value-type="float" office:value="189.453125" calcext:value-type="float">
            <text:p>189.45</text:p>
          </table:table-cell>
        </table:table-row>
        <table:table-row table:style-name="ro1">
          <table:table-cell/>
          <table:table-cell table:formula="of:=[.B101]+(2000)" office:value-type="float" office:value="196000" calcext:value-type="float">
            <text:p>196,000</text:p>
          </table:table-cell>
          <table:table-cell table:formula="of:=[.$C$4]/(2*[.B102])" office:value-type="float" office:value="0.0208979591836735" calcext:value-type="float">
            <text:p>0.021</text:p>
          </table:table-cell>
          <table:table-cell table:formula="of:=1/[.C102]" office:value-type="float" office:value="47.8515625" calcext:value-type="float">
            <text:p>47.85</text:p>
          </table:table-cell>
          <table:table-cell table:formula="of:=1/(([.$C$4]/2)/(2*[.B102]))" office:value-type="float" office:value="95.703125" calcext:value-type="float">
            <text:p>95.70</text:p>
          </table:table-cell>
          <table:table-cell table:formula="of:=[.E102]*2" office:value-type="float" office:value="191.40625" calcext:value-type="float">
            <text:p>191.41</text:p>
          </table:table-cell>
        </table:table-row>
        <table:table-row table:style-name="ro1">
          <table:table-cell/>
          <table:table-cell table:formula="of:=[.B102]+(2000)" office:value-type="float" office:value="198000" calcext:value-type="float">
            <text:p>198,000</text:p>
          </table:table-cell>
          <table:table-cell table:formula="of:=[.$C$4]/(2*[.B103])" office:value-type="float" office:value="0.0206868686868687" calcext:value-type="float">
            <text:p>0.021</text:p>
          </table:table-cell>
          <table:table-cell table:formula="of:=1/[.C103]" office:value-type="float" office:value="48.33984375" calcext:value-type="float">
            <text:p>48.34</text:p>
          </table:table-cell>
          <table:table-cell table:formula="of:=1/(([.$C$4]/2)/(2*[.B103]))" office:value-type="float" office:value="96.6796875" calcext:value-type="float">
            <text:p>96.68</text:p>
          </table:table-cell>
          <table:table-cell table:formula="of:=[.E103]*2" office:value-type="float" office:value="193.359375" calcext:value-type="float">
            <text:p>193.36</text:p>
          </table:table-cell>
        </table:table-row>
        <table:table-row table:style-name="ro1">
          <table:table-cell/>
          <table:table-cell table:formula="of:=[.B103]+(2000)" office:value-type="float" office:value="200000" calcext:value-type="float">
            <text:p>200,000</text:p>
          </table:table-cell>
          <table:table-cell table:formula="of:=[.$C$4]/(2*[.B104])" office:value-type="float" office:value="0.02048" calcext:value-type="float">
            <text:p>0.020</text:p>
          </table:table-cell>
          <table:table-cell table:formula="of:=1/[.C104]" office:value-type="float" office:value="48.828125" calcext:value-type="float">
            <text:p>48.83</text:p>
          </table:table-cell>
          <table:table-cell table:formula="of:=1/(([.$C$4]/2)/(2*[.B104]))" office:value-type="float" office:value="97.65625" calcext:value-type="float">
            <text:p>97.66</text:p>
          </table:table-cell>
          <table:table-cell table:formula="of:=[.E104]*2" office:value-type="float" office:value="195.3125" calcext:value-type="float">
            <text:p>195.31</text:p>
          </table:table-cell>
        </table:table-row>
        <table:table-row table:style-name="ro1">
          <table:table-cell/>
          <table:table-cell table:formula="of:=[.B104]+(10000)" office:value-type="float" office:value="210000" calcext:value-type="float">
            <text:p>210,000</text:p>
          </table:table-cell>
          <table:table-cell table:formula="of:=[.$C$4]/(2*[.B105])" office:value-type="float" office:value="0.0195047619047619" calcext:value-type="float">
            <text:p>0.020</text:p>
          </table:table-cell>
          <table:table-cell table:formula="of:=1/[.C105]" office:value-type="float" office:value="51.26953125" calcext:value-type="float">
            <text:p>51.27</text:p>
          </table:table-cell>
          <table:table-cell table:formula="of:=1/(([.$C$4]/2)/(2*[.B105]))" office:value-type="float" office:value="102.5390625" calcext:value-type="float">
            <text:p>102.54</text:p>
          </table:table-cell>
          <table:table-cell table:formula="of:=[.E105]*2" office:value-type="float" office:value="205.078125" calcext:value-type="float">
            <text:p>205.08</text:p>
          </table:table-cell>
        </table:table-row>
        <table:table-row table:style-name="ro1">
          <table:table-cell/>
          <table:table-cell table:formula="of:=[.B105]+(10000)" office:value-type="float" office:value="220000" calcext:value-type="float">
            <text:p>220,000</text:p>
          </table:table-cell>
          <table:table-cell table:formula="of:=[.$C$4]/(2*[.B106])" office:value-type="float" office:value="0.0186181818181818" calcext:value-type="float">
            <text:p>0.019</text:p>
          </table:table-cell>
          <table:table-cell table:formula="of:=1/[.C106]" office:value-type="float" office:value="53.7109375" calcext:value-type="float">
            <text:p>53.71</text:p>
          </table:table-cell>
          <table:table-cell table:formula="of:=1/(([.$C$4]/2)/(2*[.B106]))" office:value-type="float" office:value="107.421875" calcext:value-type="float">
            <text:p>107.42</text:p>
          </table:table-cell>
          <table:table-cell table:formula="of:=[.E106]*2" office:value-type="float" office:value="214.84375" calcext:value-type="float">
            <text:p>214.84</text:p>
          </table:table-cell>
        </table:table-row>
        <table:table-row table:style-name="ro1">
          <table:table-cell/>
          <table:table-cell table:formula="of:=[.B106]+(10000)" office:value-type="float" office:value="230000" calcext:value-type="float">
            <text:p>230,000</text:p>
          </table:table-cell>
          <table:table-cell table:formula="of:=[.$C$4]/(2*[.B107])" office:value-type="float" office:value="0.0178086956521739" calcext:value-type="float">
            <text:p>0.018</text:p>
          </table:table-cell>
          <table:table-cell table:formula="of:=1/[.C107]" office:value-type="float" office:value="56.15234375" calcext:value-type="float">
            <text:p>56.15</text:p>
          </table:table-cell>
          <table:table-cell table:formula="of:=1/(([.$C$4]/2)/(2*[.B107]))" office:value-type="float" office:value="112.3046875" calcext:value-type="float">
            <text:p>112.30</text:p>
          </table:table-cell>
          <table:table-cell table:formula="of:=[.E107]*2" office:value-type="float" office:value="224.609375" calcext:value-type="float">
            <text:p>224.61</text:p>
          </table:table-cell>
        </table:table-row>
        <table:table-row table:style-name="ro1">
          <table:table-cell/>
          <table:table-cell table:formula="of:=[.B107]+(10000)" office:value-type="float" office:value="240000" calcext:value-type="float">
            <text:p>240,000</text:p>
          </table:table-cell>
          <table:table-cell table:formula="of:=[.$C$4]/(2*[.B108])" office:value-type="float" office:value="0.0170666666666667" calcext:value-type="float">
            <text:p>0.017</text:p>
          </table:table-cell>
          <table:table-cell table:formula="of:=1/[.C108]" office:value-type="float" office:value="58.59375" calcext:value-type="float">
            <text:p>58.59</text:p>
          </table:table-cell>
          <table:table-cell table:formula="of:=1/(([.$C$4]/2)/(2*[.B108]))" office:value-type="float" office:value="117.1875" calcext:value-type="float">
            <text:p>117.19</text:p>
          </table:table-cell>
          <table:table-cell table:formula="of:=[.E108]*2" office:value-type="float" office:value="234.375" calcext:value-type="float">
            <text:p>234.38</text:p>
          </table:table-cell>
        </table:table-row>
        <table:table-row table:style-name="ro1">
          <table:table-cell/>
          <table:table-cell table:formula="of:=[.B108]+(10000)" office:value-type="float" office:value="250000" calcext:value-type="float">
            <text:p>250,000</text:p>
          </table:table-cell>
          <table:table-cell table:formula="of:=[.$C$4]/(2*[.B109])" office:value-type="float" office:value="0.016384" calcext:value-type="float">
            <text:p>0.016</text:p>
          </table:table-cell>
          <table:table-cell table:formula="of:=1/[.C109]" office:value-type="float" office:value="61.03515625" calcext:value-type="float">
            <text:p>61.04</text:p>
          </table:table-cell>
          <table:table-cell table:formula="of:=1/(([.$C$4]/2)/(2*[.B109]))" office:value-type="float" office:value="122.0703125" calcext:value-type="float">
            <text:p>122.07</text:p>
          </table:table-cell>
          <table:table-cell table:formula="of:=[.E109]*2" office:value-type="float" office:value="244.140625" calcext:value-type="float">
            <text:p>244.14</text:p>
          </table:table-cell>
        </table:table-row>
        <table:table-row table:style-name="ro1">
          <table:table-cell/>
          <table:table-cell table:formula="of:=[.B109]+(10000)" office:value-type="float" office:value="260000" calcext:value-type="float">
            <text:p>260,000</text:p>
          </table:table-cell>
          <table:table-cell table:formula="of:=[.$C$4]/(2*[.B110])" office:value-type="float" office:value="0.0157538461538462" calcext:value-type="float">
            <text:p>0.016</text:p>
          </table:table-cell>
          <table:table-cell table:formula="of:=1/[.C110]" office:value-type="float" office:value="63.4765625" calcext:value-type="float">
            <text:p>63.48</text:p>
          </table:table-cell>
          <table:table-cell table:formula="of:=1/(([.$C$4]/2)/(2*[.B110]))" office:value-type="float" office:value="126.953125" calcext:value-type="float">
            <text:p>126.95</text:p>
          </table:table-cell>
          <table:table-cell table:formula="of:=[.E110]*2" office:value-type="float" office:value="253.90625" calcext:value-type="float">
            <text:p>253.91</text:p>
          </table:table-cell>
        </table:table-row>
        <table:table-row table:style-name="ro1">
          <table:table-cell/>
          <table:table-cell table:formula="of:=[.B110]+(10000)" office:value-type="float" office:value="270000" calcext:value-type="float">
            <text:p>270,000</text:p>
          </table:table-cell>
          <table:table-cell table:formula="of:=[.$C$4]/(2*[.B111])" office:value-type="float" office:value="0.0151703703703704" calcext:value-type="float">
            <text:p>0.015</text:p>
          </table:table-cell>
          <table:table-cell table:formula="of:=1/[.C111]" office:value-type="float" office:value="65.91796875" calcext:value-type="float">
            <text:p>65.92</text:p>
          </table:table-cell>
          <table:table-cell table:formula="of:=1/(([.$C$4]/2)/(2*[.B111]))" office:value-type="float" office:value="131.8359375" calcext:value-type="float">
            <text:p>131.84</text:p>
          </table:table-cell>
          <table:table-cell table:formula="of:=[.E111]*2" office:value-type="float" office:value="263.671875" calcext:value-type="float">
            <text:p>263.67</text:p>
          </table:table-cell>
        </table:table-row>
        <table:table-row table:style-name="ro1">
          <table:table-cell/>
          <table:table-cell table:formula="of:=[.B111]+(10000)" office:value-type="float" office:value="280000" calcext:value-type="float">
            <text:p>280,000</text:p>
          </table:table-cell>
          <table:table-cell table:formula="of:=[.$C$4]/(2*[.B112])" office:value-type="float" office:value="0.0146285714285714" calcext:value-type="float">
            <text:p>0.015</text:p>
          </table:table-cell>
          <table:table-cell table:formula="of:=1/[.C112]" office:value-type="float" office:value="68.359375" calcext:value-type="float">
            <text:p>68.36</text:p>
          </table:table-cell>
          <table:table-cell table:formula="of:=1/(([.$C$4]/2)/(2*[.B112]))" office:value-type="float" office:value="136.71875" calcext:value-type="float">
            <text:p>136.72</text:p>
          </table:table-cell>
          <table:table-cell table:formula="of:=[.E112]*2" office:value-type="float" office:value="273.4375" calcext:value-type="float">
            <text:p>273.44</text:p>
          </table:table-cell>
        </table:table-row>
        <table:table-row table:style-name="ro1">
          <table:table-cell/>
          <table:table-cell table:formula="of:=[.B112]+(10000)" office:value-type="float" office:value="290000" calcext:value-type="float">
            <text:p>290,000</text:p>
          </table:table-cell>
          <table:table-cell table:formula="of:=[.$C$4]/(2*[.B113])" office:value-type="float" office:value="0.0141241379310345" calcext:value-type="float">
            <text:p>0.014</text:p>
          </table:table-cell>
          <table:table-cell table:formula="of:=1/[.C113]" office:value-type="float" office:value="70.80078125" calcext:value-type="float">
            <text:p>70.80</text:p>
          </table:table-cell>
          <table:table-cell table:formula="of:=1/(([.$C$4]/2)/(2*[.B113]))" office:value-type="float" office:value="141.6015625" calcext:value-type="float">
            <text:p>141.60</text:p>
          </table:table-cell>
          <table:table-cell table:formula="of:=[.E113]*2" office:value-type="float" office:value="283.203125" calcext:value-type="float">
            <text:p>283.20</text:p>
          </table:table-cell>
        </table:table-row>
        <table:table-row table:style-name="ro1">
          <table:table-cell/>
          <table:table-cell table:formula="of:=[.B113]+(10000)" office:value-type="float" office:value="300000" calcext:value-type="float">
            <text:p>300,000</text:p>
          </table:table-cell>
          <table:table-cell table:formula="of:=[.$C$4]/(2*[.B114])" office:value-type="float" office:value="0.0136533333333333" calcext:value-type="float">
            <text:p>0.014</text:p>
          </table:table-cell>
          <table:table-cell table:formula="of:=1/[.C114]" office:value-type="float" office:value="73.2421875" calcext:value-type="float">
            <text:p>73.24</text:p>
          </table:table-cell>
          <table:table-cell table:formula="of:=1/(([.$C$4]/2)/(2*[.B114]))" office:value-type="float" office:value="146.484375" calcext:value-type="float">
            <text:p>146.48</text:p>
          </table:table-cell>
          <table:table-cell table:formula="of:=[.E114]*2" office:value-type="float" office:value="292.96875" calcext:value-type="float">
            <text:p>292.97</text:p>
          </table:table-cell>
        </table:table-row>
        <table:table-row table:style-name="ro1">
          <table:table-cell/>
          <table:table-cell table:formula="of:=[.B114]+(10000)" office:value-type="float" office:value="310000" calcext:value-type="float">
            <text:p>310,000</text:p>
          </table:table-cell>
          <table:table-cell table:formula="of:=[.$C$4]/(2*[.B115])" office:value-type="float" office:value="0.0132129032258065" calcext:value-type="float">
            <text:p>0.013</text:p>
          </table:table-cell>
          <table:table-cell table:formula="of:=1/[.C115]" office:value-type="float" office:value="75.68359375" calcext:value-type="float">
            <text:p>75.68</text:p>
          </table:table-cell>
          <table:table-cell table:formula="of:=1/(([.$C$4]/2)/(2*[.B115]))" office:value-type="float" office:value="151.3671875" calcext:value-type="float">
            <text:p>151.37</text:p>
          </table:table-cell>
          <table:table-cell table:formula="of:=[.E115]*2" office:value-type="float" office:value="302.734375" calcext:value-type="float">
            <text:p>302.73</text:p>
          </table:table-cell>
        </table:table-row>
        <table:table-row table:style-name="ro1">
          <table:table-cell/>
          <table:table-cell table:formula="of:=[.B115]+(10000)" office:value-type="float" office:value="320000" calcext:value-type="float">
            <text:p>320,000</text:p>
          </table:table-cell>
          <table:table-cell table:formula="of:=[.$C$4]/(2*[.B116])" office:value-type="float" office:value="0.0128" calcext:value-type="float">
            <text:p>0.013</text:p>
          </table:table-cell>
          <table:table-cell table:formula="of:=1/[.C116]" office:value-type="float" office:value="78.125" calcext:value-type="float">
            <text:p>78.13</text:p>
          </table:table-cell>
          <table:table-cell table:formula="of:=1/(([.$C$4]/2)/(2*[.B116]))" office:value-type="float" office:value="156.25" calcext:value-type="float">
            <text:p>156.25</text:p>
          </table:table-cell>
          <table:table-cell table:formula="of:=[.E116]*2" office:value-type="float" office:value="312.5" calcext:value-type="float">
            <text:p>312.50</text:p>
          </table:table-cell>
        </table:table-row>
        <table:table-row table:style-name="ro1">
          <table:table-cell/>
          <table:table-cell table:formula="of:=[.B116]+(10000)" office:value-type="float" office:value="330000" calcext:value-type="float">
            <text:p>330,000</text:p>
          </table:table-cell>
          <table:table-cell table:formula="of:=[.$C$4]/(2*[.B117])" office:value-type="float" office:value="0.0124121212121212" calcext:value-type="float">
            <text:p>0.012</text:p>
          </table:table-cell>
          <table:table-cell table:formula="of:=1/[.C117]" office:value-type="float" office:value="80.56640625" calcext:value-type="float">
            <text:p>80.57</text:p>
          </table:table-cell>
          <table:table-cell table:formula="of:=1/(([.$C$4]/2)/(2*[.B117]))" office:value-type="float" office:value="161.1328125" calcext:value-type="float">
            <text:p>161.13</text:p>
          </table:table-cell>
          <table:table-cell table:formula="of:=[.E117]*2" office:value-type="float" office:value="322.265625" calcext:value-type="float">
            <text:p>322.27</text:p>
          </table:table-cell>
        </table:table-row>
        <table:table-row table:style-name="ro1">
          <table:table-cell/>
          <table:table-cell table:formula="of:=[.B117]+(10000)" office:value-type="float" office:value="340000" calcext:value-type="float">
            <text:p>340,000</text:p>
          </table:table-cell>
          <table:table-cell table:formula="of:=[.$C$4]/(2*[.B118])" office:value-type="float" office:value="0.0120470588235294" calcext:value-type="float">
            <text:p>0.012</text:p>
          </table:table-cell>
          <table:table-cell table:formula="of:=1/[.C118]" office:value-type="float" office:value="83.0078125" calcext:value-type="float">
            <text:p>83.01</text:p>
          </table:table-cell>
          <table:table-cell table:formula="of:=1/(([.$C$4]/2)/(2*[.B118]))" office:value-type="float" office:value="166.015625" calcext:value-type="float">
            <text:p>166.02</text:p>
          </table:table-cell>
          <table:table-cell table:formula="of:=[.E118]*2" office:value-type="float" office:value="332.03125" calcext:value-type="float">
            <text:p>332.03</text:p>
          </table:table-cell>
        </table:table-row>
        <table:table-row table:style-name="ro1">
          <table:table-cell/>
          <table:table-cell table:formula="of:=[.B118]+(10000)" office:value-type="float" office:value="350000" calcext:value-type="float">
            <text:p>350,000</text:p>
          </table:table-cell>
          <table:table-cell table:formula="of:=[.$C$4]/(2*[.B119])" office:value-type="float" office:value="0.0117028571428571" calcext:value-type="float">
            <text:p>0.012</text:p>
          </table:table-cell>
          <table:table-cell table:formula="of:=1/[.C119]" office:value-type="float" office:value="85.44921875" calcext:value-type="float">
            <text:p>85.45</text:p>
          </table:table-cell>
          <table:table-cell table:formula="of:=1/(([.$C$4]/2)/(2*[.B119]))" office:value-type="float" office:value="170.8984375" calcext:value-type="float">
            <text:p>170.90</text:p>
          </table:table-cell>
          <table:table-cell table:formula="of:=[.E119]*2" office:value-type="float" office:value="341.796875" calcext:value-type="float">
            <text:p>341.80</text:p>
          </table:table-cell>
        </table:table-row>
        <table:table-row table:style-name="ro1">
          <table:table-cell/>
          <table:table-cell table:formula="of:=[.B119]+(10000)" office:value-type="float" office:value="360000" calcext:value-type="float">
            <text:p>360,000</text:p>
          </table:table-cell>
          <table:table-cell table:formula="of:=[.$C$4]/(2*[.B120])" office:value-type="float" office:value="0.0113777777777778" calcext:value-type="float">
            <text:p>0.011</text:p>
          </table:table-cell>
          <table:table-cell table:formula="of:=1/[.C120]" office:value-type="float" office:value="87.890625" calcext:value-type="float">
            <text:p>87.89</text:p>
          </table:table-cell>
          <table:table-cell table:formula="of:=1/(([.$C$4]/2)/(2*[.B120]))" office:value-type="float" office:value="175.78125" calcext:value-type="float">
            <text:p>175.78</text:p>
          </table:table-cell>
          <table:table-cell table:formula="of:=[.E120]*2" office:value-type="float" office:value="351.5625" calcext:value-type="float">
            <text:p>351.56</text:p>
          </table:table-cell>
        </table:table-row>
        <table:table-row table:style-name="ro1">
          <table:table-cell/>
          <table:table-cell table:formula="of:=[.B120]+(10000)" office:value-type="float" office:value="370000" calcext:value-type="float">
            <text:p>370,000</text:p>
          </table:table-cell>
          <table:table-cell table:formula="of:=[.$C$4]/(2*[.B121])" office:value-type="float" office:value="0.0110702702702703" calcext:value-type="float">
            <text:p>0.011</text:p>
          </table:table-cell>
          <table:table-cell table:formula="of:=1/[.C121]" office:value-type="float" office:value="90.33203125" calcext:value-type="float">
            <text:p>90.33</text:p>
          </table:table-cell>
          <table:table-cell table:formula="of:=1/(([.$C$4]/2)/(2*[.B121]))" office:value-type="float" office:value="180.6640625" calcext:value-type="float">
            <text:p>180.66</text:p>
          </table:table-cell>
          <table:table-cell table:formula="of:=[.E121]*2" office:value-type="float" office:value="361.328125" calcext:value-type="float">
            <text:p>361.33</text:p>
          </table:table-cell>
        </table:table-row>
        <table:table-row table:style-name="ro1">
          <table:table-cell/>
          <table:table-cell table:formula="of:=[.B121]+(10000)" office:value-type="float" office:value="380000" calcext:value-type="float">
            <text:p>380,000</text:p>
          </table:table-cell>
          <table:table-cell table:formula="of:=[.$C$4]/(2*[.B122])" office:value-type="float" office:value="0.0107789473684211" calcext:value-type="float">
            <text:p>0.011</text:p>
          </table:table-cell>
          <table:table-cell table:formula="of:=1/[.C122]" office:value-type="float" office:value="92.7734375" calcext:value-type="float">
            <text:p>92.77</text:p>
          </table:table-cell>
          <table:table-cell table:formula="of:=1/(([.$C$4]/2)/(2*[.B122]))" office:value-type="float" office:value="185.546875" calcext:value-type="float">
            <text:p>185.55</text:p>
          </table:table-cell>
          <table:table-cell table:formula="of:=[.E122]*2" office:value-type="float" office:value="371.09375" calcext:value-type="float">
            <text:p>371.09</text:p>
          </table:table-cell>
        </table:table-row>
        <table:table-row table:style-name="ro1">
          <table:table-cell/>
          <table:table-cell table:formula="of:=[.B122]+(10000)" office:value-type="float" office:value="390000" calcext:value-type="float">
            <text:p>390,000</text:p>
          </table:table-cell>
          <table:table-cell table:formula="of:=[.$C$4]/(2*[.B123])" office:value-type="float" office:value="0.0105025641025641" calcext:value-type="float">
            <text:p>0.011</text:p>
          </table:table-cell>
          <table:table-cell table:formula="of:=1/[.C123]" office:value-type="float" office:value="95.21484375" calcext:value-type="float">
            <text:p>95.21</text:p>
          </table:table-cell>
          <table:table-cell table:formula="of:=1/(([.$C$4]/2)/(2*[.B123]))" office:value-type="float" office:value="190.4296875" calcext:value-type="float">
            <text:p>190.43</text:p>
          </table:table-cell>
          <table:table-cell table:formula="of:=[.E123]*2" office:value-type="float" office:value="380.859375" calcext:value-type="float">
            <text:p>380.86</text:p>
          </table:table-cell>
        </table:table-row>
        <table:table-row table:style-name="ro1">
          <table:table-cell/>
          <table:table-cell table:formula="of:=[.B123]+(10000)" office:value-type="float" office:value="400000" calcext:value-type="float">
            <text:p>400,000</text:p>
          </table:table-cell>
          <table:table-cell table:formula="of:=[.$C$4]/(2*[.B124])" office:value-type="float" office:value="0.01024" calcext:value-type="float">
            <text:p>0.010</text:p>
          </table:table-cell>
          <table:table-cell table:formula="of:=1/[.C124]" office:value-type="float" office:value="97.65625" calcext:value-type="float">
            <text:p>97.66</text:p>
          </table:table-cell>
          <table:table-cell table:formula="of:=1/(([.$C$4]/2)/(2*[.B124]))" office:value-type="float" office:value="195.3125" calcext:value-type="float">
            <text:p>195.31</text:p>
          </table:table-cell>
          <table:table-cell table:formula="of:=[.E124]*2" office:value-type="float" office:value="390.625" calcext:value-type="float">
            <text:p>390.63</text:p>
          </table:table-cell>
        </table:table-row>
        <table:table-row table:style-name="ro1">
          <table:table-cell/>
          <table:table-cell table:formula="of:=[.B124]+(10000)" office:value-type="float" office:value="410000" calcext:value-type="float">
            <text:p>410,000</text:p>
          </table:table-cell>
          <table:table-cell table:formula="of:=[.$C$4]/(2*[.B125])" office:value-type="float" office:value="0.00999024390243902" calcext:value-type="float">
            <text:p>0.010</text:p>
          </table:table-cell>
          <table:table-cell table:formula="of:=1/[.C125]" office:value-type="float" office:value="100.09765625" calcext:value-type="float">
            <text:p>100.10</text:p>
          </table:table-cell>
          <table:table-cell table:formula="of:=1/(([.$C$4]/2)/(2*[.B125]))" office:value-type="float" office:value="200.1953125" calcext:value-type="float">
            <text:p>200.20</text:p>
          </table:table-cell>
          <table:table-cell table:formula="of:=[.E125]*2" office:value-type="float" office:value="400.390625" calcext:value-type="float">
            <text:p>400.39</text:p>
          </table:table-cell>
        </table:table-row>
        <table:table-row table:style-name="ro1">
          <table:table-cell/>
          <table:table-cell table:formula="of:=[.B125]+(10000)" office:value-type="float" office:value="420000" calcext:value-type="float">
            <text:p>420,000</text:p>
          </table:table-cell>
          <table:table-cell table:formula="of:=[.$C$4]/(2*[.B126])" office:value-type="float" office:value="0.00975238095238095" calcext:value-type="float">
            <text:p>0.010</text:p>
          </table:table-cell>
          <table:table-cell table:formula="of:=1/[.C126]" office:value-type="float" office:value="102.5390625" calcext:value-type="float">
            <text:p>102.54</text:p>
          </table:table-cell>
          <table:table-cell table:formula="of:=1/(([.$C$4]/2)/(2*[.B126]))" office:value-type="float" office:value="205.078125" calcext:value-type="float">
            <text:p>205.08</text:p>
          </table:table-cell>
          <table:table-cell table:formula="of:=[.E126]*2" office:value-type="float" office:value="410.15625" calcext:value-type="float">
            <text:p>410.16</text:p>
          </table:table-cell>
        </table:table-row>
        <table:table-row table:style-name="ro1">
          <table:table-cell/>
          <table:table-cell table:formula="of:=[.B126]+(10000)" office:value-type="float" office:value="430000" calcext:value-type="float">
            <text:p>430,000</text:p>
          </table:table-cell>
          <table:table-cell table:formula="of:=[.$C$4]/(2*[.B127])" office:value-type="float" office:value="0.00952558139534884" calcext:value-type="float">
            <text:p>0.010</text:p>
          </table:table-cell>
          <table:table-cell table:formula="of:=1/[.C127]" office:value-type="float" office:value="104.98046875" calcext:value-type="float">
            <text:p>104.98</text:p>
          </table:table-cell>
          <table:table-cell table:formula="of:=1/(([.$C$4]/2)/(2*[.B127]))" office:value-type="float" office:value="209.9609375" calcext:value-type="float">
            <text:p>209.96</text:p>
          </table:table-cell>
          <table:table-cell table:formula="of:=[.E127]*2" office:value-type="float" office:value="419.921875" calcext:value-type="float">
            <text:p>419.92</text:p>
          </table:table-cell>
        </table:table-row>
        <table:table-row table:style-name="ro1">
          <table:table-cell/>
          <table:table-cell table:formula="of:=[.B127]+(10000)" office:value-type="float" office:value="440000" calcext:value-type="float">
            <text:p>440,000</text:p>
          </table:table-cell>
          <table:table-cell table:formula="of:=[.$C$4]/(2*[.B128])" office:value-type="float" office:value="0.00930909090909091" calcext:value-type="float">
            <text:p>0.009</text:p>
          </table:table-cell>
          <table:table-cell table:formula="of:=1/[.C128]" office:value-type="float" office:value="107.421875" calcext:value-type="float">
            <text:p>107.42</text:p>
          </table:table-cell>
          <table:table-cell table:formula="of:=1/(([.$C$4]/2)/(2*[.B128]))" office:value-type="float" office:value="214.84375" calcext:value-type="float">
            <text:p>214.84</text:p>
          </table:table-cell>
          <table:table-cell table:formula="of:=[.E128]*2" office:value-type="float" office:value="429.6875" calcext:value-type="float">
            <text:p>429.69</text:p>
          </table:table-cell>
        </table:table-row>
        <table:table-row table:style-name="ro1">
          <table:table-cell/>
          <table:table-cell table:formula="of:=[.B128]+(10000)" office:value-type="float" office:value="450000" calcext:value-type="float">
            <text:p>450,000</text:p>
          </table:table-cell>
          <table:table-cell table:formula="of:=[.$C$4]/(2*[.B129])" office:value-type="float" office:value="0.00910222222222222" calcext:value-type="float">
            <text:p>0.009</text:p>
          </table:table-cell>
          <table:table-cell table:formula="of:=1/[.C129]" office:value-type="float" office:value="109.86328125" calcext:value-type="float">
            <text:p>109.86</text:p>
          </table:table-cell>
          <table:table-cell table:formula="of:=1/(([.$C$4]/2)/(2*[.B129]))" office:value-type="float" office:value="219.7265625" calcext:value-type="float">
            <text:p>219.73</text:p>
          </table:table-cell>
          <table:table-cell table:formula="of:=[.E129]*2" office:value-type="float" office:value="439.453125" calcext:value-type="float">
            <text:p>439.45</text:p>
          </table:table-cell>
        </table:table-row>
        <table:table-row table:style-name="ro1">
          <table:table-cell/>
          <table:table-cell table:formula="of:=[.B129]+(10000)" office:value-type="float" office:value="460000" calcext:value-type="float">
            <text:p>460,000</text:p>
          </table:table-cell>
          <table:table-cell table:formula="of:=[.$C$4]/(2*[.B130])" office:value-type="float" office:value="0.00890434782608696" calcext:value-type="float">
            <text:p>0.009</text:p>
          </table:table-cell>
          <table:table-cell table:formula="of:=1/[.C130]" office:value-type="float" office:value="112.3046875" calcext:value-type="float">
            <text:p>112.30</text:p>
          </table:table-cell>
          <table:table-cell table:formula="of:=1/(([.$C$4]/2)/(2*[.B130]))" office:value-type="float" office:value="224.609375" calcext:value-type="float">
            <text:p>224.61</text:p>
          </table:table-cell>
          <table:table-cell table:formula="of:=[.E130]*2" office:value-type="float" office:value="449.21875" calcext:value-type="float">
            <text:p>449.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2T00:57:08.098121213</meta:creation-date>
    <meta:generator>LibreOffice/5.2.7.2$Linux_X86_64 LibreOffice_project/20m0$Build-2</meta:generator>
    <dc:date>2020-07-12T01:11:45.458110891</dc:date>
    <meta:editing-duration>PT14M35S</meta:editing-duration>
    <meta:editing-cycles>7</meta:editing-cycles>
    <meta:document-statistic meta:table-count="1" meta:cell-count="631" meta:object-count="0"/>
  </office:meta>
</office:document-meta>
</file>